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4.186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1.321cm"/>
    </style:style>
    <style:style style:name="co11" style:family="table-column">
      <style:table-column-properties fo:break-before="auto" style:column-width="5.039cm"/>
    </style:style>
    <style:style style:name="co12" style:family="table-column">
      <style:table-column-properties fo:break-before="auto" style:column-width="5.203cm"/>
    </style:style>
    <style:style style:name="co13" style:family="table-column">
      <style:table-column-properties fo:break-before="auto" style:column-width="3.909cm"/>
    </style:style>
    <style:style style:name="co14" style:family="table-column">
      <style:table-column-properties fo:break-before="auto" style:column-width="5.514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0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8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2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19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="none" style:vertical-align="middle"/>
      <style:text-properties style:use-window-font-color="true"/>
    </style:style>
    <style:style style:name="ce201" style:family="table-cell" style:parent-style-name="Default">
      <style:text-properties style:use-window-font-color="true"/>
    </style:style>
    <style:style style:name="ce202" style:family="table-cell" style:parent-style-name="Default">
      <style:table-cell-properties fo:border="non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3"/>
        <table:table-column table:style-name="co2" table:default-cell-style-name="ce123"/>
        <table:table-column table:style-name="co3" table:default-cell-style-name="ce123"/>
        <table:table-column table:style-name="co4" table:default-cell-style-name="ce131"/>
        <table:table-column table:style-name="co5" table:default-cell-style-name="ce123"/>
        <table:table-column table:style-name="co6" table:default-cell-style-name="ce159"/>
        <table:table-column table:style-name="co6" table:default-cell-style-name="ce123"/>
        <table:table-column table:style-name="co7" table:default-cell-style-name="ce123"/>
        <table:table-column table:style-name="co8" table:default-cell-style-name="ce166"/>
        <table:table-column table:style-name="co9" table:default-cell-style-name="ce123"/>
        <table:table-column table:style-name="co9" table:default-cell-style-name="ce168"/>
        <table:table-column table:style-name="co9" table:number-columns-repeated="2" table:default-cell-style-name="ce172"/>
        <table:table-column table:style-name="co9" table:default-cell-style-name="ce176"/>
        <table:table-column table:style-name="co9" table:default-cell-style-name="ce180"/>
        <table:table-column table:style-name="co9" table:default-cell-style-name="ce184"/>
        <table:table-column table:style-name="co10" table:default-cell-style-name="ce188"/>
        <table:table-column table:style-name="co11" table:default-cell-style-name="ce195"/>
        <table:table-column table:style-name="co12" table:default-cell-style-name="ce123"/>
        <table:table-column table:style-name="co13" table:default-cell-style-name="ce123"/>
        <table:table-column table:style-name="co14" table:default-cell-style-name="ce123"/>
        <table:table-column table:style-name="co15" table:number-columns-repeated="43" table:default-cell-style-name="ce123"/>
        <table:table-column table:style-name="co15" table:number-columns-repeated="960" table:default-cell-style-name="ce201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30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57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198" table:number-columns-repeated="1003"/>
        </table:table-row>
        <table:table-row table:style-name="ro2"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Altamira Cave</text:p>
          </table:table-cell>
          <table:table-cell table:style-name="ce116" office:value-type="string" calcext:value-type="string">
            <text:p>-</text:p>
          </table:table-cell>
          <table:table-cell table:style-name="ce124" office:value-type="float" office:value="0" calcext:value-type="float">
            <text:p>0</text:p>
          </table:table-cell>
          <table:table-cell table:style-name="ce116"/>
          <table:table-cell table:style-name="ce151" office:value-type="float" office:value="0" calcext:value-type="float">
            <text:p>0</text:p>
          </table:table-cell>
          <table:table-cell table:style-name="ce116" table:number-columns-repeated="2"/>
          <table:table-cell table:style-name="ce31"/>
          <table:table-cell table:style-name="ce116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190" office:value-type="string" calcext:value-type="string">
            <text:p>Bison, Deer. Horse</text:p>
          </table:table-cell>
          <table:table-cell table:style-name="ce116" table:number-columns-repeated="3"/>
          <table:table-cell table:number-columns-repeated="1003"/>
        </table:table-row>
        <table:table-row table:style-name="ro2"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Ggantija</text:p>
          </table:table-cell>
          <table:table-cell table:style-name="ce116" office:value-type="string" calcext:value-type="string">
            <text:p>-</text:p>
          </table:table-cell>
          <table:table-cell table:style-name="ce124" office:value-type="float" office:value="0" calcext:value-type="float">
            <text:p>0</text:p>
          </table:table-cell>
          <table:table-cell table:style-name="ce116"/>
          <table:table-cell table:style-name="ce151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Grass</text:p>
          </table:table-cell>
          <table:table-cell table:style-name="ce31"/>
          <table:table-cell table:style-name="ce116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/>
          <table:table-cell table:style-name="ce116" office:value-type="string" calcext:value-type="string">
            <text:p>Farm (2)</text:p>
          </table:table-cell>
          <table:table-cell table:style-name="ce116"/>
          <table:table-cell table:number-columns-repeated="1003"/>
        </table:table-row>
        <table:table-row table:style-name="ro2"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Goebekli Tepe</text:p>
          </table:table-cell>
          <table:table-cell table:style-name="ce116" office:value-type="string" calcext:value-type="string">
            <text:p>-</text:p>
          </table:table-cell>
          <table:table-cell table:style-name="ce124" office:value-type="float" office:value="0" calcext:value-type="float">
            <text:p>0</text:p>
          </table:table-cell>
          <table:table-cell table:style-name="ce116"/>
          <table:table-cell table:style-name="ce151" office:value-type="float" office:value="0" calcext:value-type="float">
            <text:p>0</text:p>
          </table:table-cell>
          <table:table-cell table:style-name="ce116" table:number-columns-repeated="2"/>
          <table:table-cell table:style-name="ce31" office:value-type="string" calcext:value-type="string">
            <text:p>Water</text:p>
          </table:table-cell>
          <table:table-cell table:style-name="ce116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190"/>
          <table:table-cell table:style-name="ce116" table:number-columns-repeated="3"/>
          <table:table-cell table:number-columns-repeated="1003"/>
        </table:table-row>
        <table:table-row table:style-name="ro2"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Kuk</text:p>
          </table:table-cell>
          <table:table-cell table:style-name="ce116" office:value-type="string" calcext:value-type="string">
            <text:p>-</text:p>
          </table:table-cell>
          <table:table-cell table:style-name="ce124" office:value-type="float" office:value="0" calcext:value-type="float">
            <text:p>0</text:p>
          </table:table-cell>
          <table:table-cell table:style-name="ce116"/>
          <table:table-cell table:style-name="ce151" office:value-type="float" office:value="0" calcext:value-type="float">
            <text:p>0</text:p>
          </table:table-cell>
          <table:table-cell table:style-name="ce116" table:number-columns-repeated="2"/>
          <table:table-cell table:style-name="ce31" office:value-type="string" calcext:value-type="string">
            <text:p>Snow</text:p>
          </table:table-cell>
          <table:table-cell table:style-name="ce116"/>
          <table:table-cell table:style-name="ce14"/>
          <table:table-cell table:style-name="ce37" table:number-columns-repeated="2"/>
          <table:table-cell table:style-name="ce41"/>
          <table:table-cell table:style-name="ce45" office:value-type="string" calcext:value-type="string">
            <text:p>X</text:p>
          </table:table-cell>
          <table:table-cell table:style-name="ce49"/>
          <table:table-cell table:style-name="ce53" office:value-type="string" calcext:value-type="string">
            <text:p>M</text:p>
          </table:table-cell>
          <table:table-cell table:style-name="ce190"/>
          <table:table-cell table:style-name="ce116" table:number-columns-repeated="3"/>
          <table:table-cell table:number-columns-repeated="1003"/>
        </table:table-row>
        <table:table-row table:style-name="ro2">
          <table:table-cell table:style-name="ce116" office:value-type="float" office:value="5" calcext:value-type="float">
            <text:p>5</text:p>
          </table:table-cell>
          <table:table-cell table:style-name="ce116" office:value-type="string" calcext:value-type="string">
            <text:p>Majorville Medicine Wheel</text:p>
          </table:table-cell>
          <table:table-cell table:style-name="ce116" office:value-type="string" calcext:value-type="string">
            <text:p>-</text:p>
          </table:table-cell>
          <table:table-cell table:style-name="ce124" office:value-type="float" office:value="0" calcext:value-type="float">
            <text:p>0</text:p>
          </table:table-cell>
          <table:table-cell table:style-name="ce116"/>
          <table:table-cell table:style-name="ce151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Tundra</text:p>
          </table:table-cell>
          <table:table-cell table:style-name="ce31" office:value-type="string" calcext:value-type="string">
            <text:p>Coast</text:p>
          </table:table-cell>
          <table:table-cell table:style-name="ce116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Mohenjo-daro</text:p>
          </table:table-cell>
          <table:table-cell table:style-name="ce116" office:value-type="string" calcext:value-type="string">
            <text:p>-</text:p>
          </table:table-cell>
          <table:table-cell table:style-name="ce124" office:value-type="float" office:value="0" calcext:value-type="float">
            <text:p>0</text:p>
          </table:table-cell>
          <table:table-cell table:style-name="ce116"/>
          <table:table-cell table:style-name="ce151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Desert</text:p>
          </table:table-cell>
          <table:table-cell table:style-name="ce31" office:value-type="string" calcext:value-type="string">
            <text:p>Coast</text:p>
          </table:table-cell>
          <table:table-cell table:style-name="ce116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Skara Brae</text:p>
          </table:table-cell>
          <table:table-cell table:style-name="ce116" office:value-type="string" calcext:value-type="string">
            <text:p>-</text:p>
          </table:table-cell>
          <table:table-cell table:style-name="ce124" office:value-type="float" office:value="0" calcext:value-type="float">
            <text:p>0</text:p>
          </table:table-cell>
          <table:table-cell table:style-name="ce116"/>
          <table:table-cell table:style-name="ce151" office:value-type="float" office:value="0" calcext:value-type="float">
            <text:p>0</text:p>
          </table:table-cell>
          <table:table-cell table:style-name="ce116" table:number-columns-repeated="2"/>
          <table:table-cell table:style-name="ce31"/>
          <table:table-cell table:style-name="ce116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 office:value-type="string" calcext:value-type="string">
            <text:p><text:span text:style-name="T1">Cattle, Sheep, Fish, </text:span>Wheet</text:p>
          </table:table-cell>
          <table:table-cell table:style-name="ce116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7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Karnak</text:p>
          </table:table-cell>
          <table:table-cell table:style-name="ce118" office:value-type="string" calcext:value-type="string">
            <text:p>Pottery</text:p>
          </table:table-cell>
          <table:table-cell table:style-name="ce127" office:value-type="float" office:value="1" calcext:value-type="float">
            <text:p>1</text:p>
          </table:table-cell>
          <table:table-cell table:style-name="ce118"/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 office:value-type="string" calcext:value-type="string">
            <text:p>O, FP</text:p>
          </table:table-cell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Nazca Lines</text:p>
          </table:table-cell>
          <table:table-cell table:style-name="ce118" office:value-type="string" calcext:value-type="string">
            <text:p>Trapping</text:p>
          </table:table-cell>
          <table:table-cell table:style-name="ce127" office:value-type="float" office:value="1" calcext:value-type="float">
            <text:p>1</text:p>
          </table:table-cell>
          <table:table-cell table:style-name="ce118"/>
          <table:table-cell table:style-name="ce151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Plains</text:p>
          </table:table-cell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Camp (1)</text:p>
          </table:table-cell>
          <table:table-cell table:style-name="ce118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Stonehenge</text:p>
          </table:table-cell>
          <table:table-cell table:style-name="ce118" office:value-type="string" calcext:value-type="string">
            <text:p>Wheel</text:p>
          </table:table-cell>
          <table:table-cell table:style-name="ce127" office:value-type="float" office:value="1" calcext:value-type="float">
            <text:p>1</text:p>
          </table:table-cell>
          <table:table-cell table:style-name="ce118"/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Grass</text:p>
          </table:table-cell>
          <table:table-cell table:style-name="ce31" office:value-type="string" calcext:value-type="string">
            <text:p>Coast</text:p>
          </table:table-cell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Pyramids</text:p>
          </table:table-cell>
          <table:table-cell table:style-name="ce118" office:value-type="string" calcext:value-type="string">
            <text:p>Mining</text:p>
          </table:table-cell>
          <table:table-cell table:style-name="ce127" office:value-type="float" office:value="1" calcext:value-type="float">
            <text:p>1</text:p>
          </table:table-cell>
          <table:table-cell table:style-name="ce118"/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Tundra (Snow)</text:p>
          </table:table-cell>
          <table:table-cell table:style-name="ce118" office:value-type="string" calcext:value-type="string">
            <text:p>F</text:p>
          </table:table-cell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20" office:value-type="float" office:value="5" calcext:value-type="float">
            <text:p>5</text:p>
          </table:table-cell>
          <table:table-cell table:style-name="ce120" office:value-type="string" calcext:value-type="string">
            <text:p>Wieliczka Salt Mine</text:p>
          </table:table-cell>
          <table:table-cell table:style-name="ce120" office:value-type="string" calcext:value-type="string">
            <text:p>Mining</text:p>
          </table:table-cell>
          <table:table-cell table:style-name="ce128" office:value-type="float" office:value="1" calcext:value-type="float">
            <text:p>1</text:p>
          </table:table-cell>
          <table:table-cell table:style-name="ce120"/>
          <table:table-cell table:style-name="ce154" office:value-type="float" office:value="0" calcext:value-type="float">
            <text:p>0</text:p>
          </table:table-cell>
          <table:table-cell table:style-name="ce120" table:number-columns-repeated="2"/>
          <table:table-cell table:style-name="ce164"/>
          <table:table-cell table:style-name="ce120" office:value-type="string" calcext:value-type="string">
            <text:p>H</text:p>
          </table:table-cell>
          <table:table-cell table:style-name="ce136"/>
          <table:table-cell table:style-name="ce170" table:number-columns-repeated="2"/>
          <table:table-cell table:style-name="ce174"/>
          <table:table-cell table:style-name="ce178"/>
          <table:table-cell table:style-name="ce182"/>
          <table:table-cell table:style-name="ce186"/>
          <table:table-cell table:style-name="ce192"/>
          <table:table-cell table:style-name="ce120"/>
          <table:table-cell table:style-name="ce120" office:value-type="string" calcext:value-type="string">
            <text:p>Mine (2)</text:p>
          </table:table-cell>
          <table:table-cell table:style-name="ce120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Petra</text:p>
          </table:table-cell>
          <table:table-cell table:style-name="ce118" office:value-type="string" calcext:value-type="string">
            <text:p>Trade</text:p>
          </table:table-cell>
          <table:table-cell table:style-name="ce127" office:value-type="float" office:value="3" calcext:value-type="float">
            <text:p>3</text:p>
          </table:table-cell>
          <table:table-cell table:style-name="ce118"/>
          <table:table-cell table:style-name="ce151" office:value-type="float" office:value="2" calcext:value-type="float">
            <text:p>2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Desert</text:p>
          </table:table-cell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Temple of Artemis</text:p>
          </table:table-cell>
          <table:table-cell table:style-name="ce118" office:value-type="string" calcext:value-type="string">
            <text:p>Calendar</text:p>
          </table:table-cell>
          <table:table-cell table:style-name="ce127" office:value-type="float" office:value="3" calcext:value-type="float">
            <text:p>3</text:p>
          </table:table-cell>
          <table:table-cell table:style-name="ce118"/>
          <table:table-cell table:style-name="ce151" office:value-type="float" office:value="2" calcext:value-type="float">
            <text:p>2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Desert</text:p>
          </table:table-cell>
          <table:table-cell table:style-name="ce118"/>
          <table:table-cell table:style-name="ce14"/>
          <table:table-cell table:number-columns-repeated="2" table:style-name="ce37" office:value-type="string" calcext:value-type="string">
            <text:p>FW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Camp/Plantation (1)</text:p>
          </table:table-cell>
          <table:table-cell table:style-name="ce118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Mausoleum of Halicarnassus</text:p>
          </table:table-cell>
          <table:table-cell table:style-name="ce118" office:value-type="string" calcext:value-type="string">
            <text:p>Construction</text:p>
          </table:table-cell>
          <table:table-cell table:style-name="ce127" office:value-type="float" office:value="3" calcext:value-type="float">
            <text:p>3</text:p>
          </table:table-cell>
          <table:table-cell table:style-name="ce118"/>
          <table:table-cell table:style-name="ce151" office:value-type="float" office:value="2" calcext:value-type="float">
            <text:p>2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Quarry (1)</text:p>
          </table:table-cell>
          <table:table-cell table:style-name="ce118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Statue of Zeus</text:p>
          </table:table-cell>
          <table:table-cell table:style-name="ce118" office:value-type="string" calcext:value-type="string">
            <text:p>Bronze Working</text:p>
          </table:table-cell>
          <table:table-cell table:style-name="ce127" office:value-type="float" office:value="2" calcext:value-type="float">
            <text:p>2</text:p>
          </table:table-cell>
          <table:table-cell table:style-name="ce118"/>
          <table:table-cell table:style-name="ce151" office:value-type="float" office:value="2" calcext:value-type="float">
            <text:p>2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96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7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Great Lighthouse</text:p>
          </table:table-cell>
          <table:table-cell table:style-name="ce118" office:value-type="string" calcext:value-type="string">
            <text:p>Sailing</text:p>
          </table:table-cell>
          <table:table-cell table:style-name="ce127" office:value-type="float" office:value="5" calcext:value-type="float">
            <text:p>5</text:p>
          </table:table-cell>
          <table:table-cell table:style-name="ce118"/>
          <table:table-cell table:style-name="ce151" office:value-type="float" office:value="4" calcext:value-type="float">
            <text:p>4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Grass</text:p>
          </table:table-cell>
          <table:table-cell table:style-name="ce118"/>
          <table:table-cell table:style-name="ce14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Great Library</text:p>
          </table:table-cell>
          <table:table-cell table:style-name="ce118" office:value-type="string" calcext:value-type="string">
            <text:p>Writing</text:p>
          </table:table-cell>
          <table:table-cell table:style-name="ce127" office:value-type="float" office:value="6" calcext:value-type="float">
            <text:p>6</text:p>
          </table:table-cell>
          <table:table-cell table:style-name="ce118"/>
          <table:table-cell table:style-name="ce151" office:value-type="float" office:value="4" calcext:value-type="float">
            <text:p>4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 office:value-type="string" calcext:value-type="string">
            <text:p>FJ</text:p>
          </table:table-cell>
          <table:table-cell table:style-name="ce45" office:value-type="string" calcext:value-type="string">
            <text:p>FJ</text:p>
          </table:table-cell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Forum Romanum</text:p>
          </table:table-cell>
          <table:table-cell table:style-name="ce118" office:value-type="string" calcext:value-type="string">
            <text:p>Writing</text:p>
          </table:table-cell>
          <table:table-cell table:style-name="ce127" office:value-type="float" office:value="6" calcext:value-type="float">
            <text:p>6</text:p>
          </table:table-cell>
          <table:table-cell table:style-name="ce118"/>
          <table:table-cell table:style-name="ce151" office:value-type="float" office:value="3" calcext:value-type="float">
            <text:p>3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 office:value-type="string" calcext:value-type="string">
            <text:p>M</text:p>
          </table:table-cell>
          <table:table-cell table:style-name="ce59"/>
          <table:table-cell table:style-name="ce118" table:number-columns-repeated="2"/>
          <table:table-cell table:style-name="ce118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Hanging Gardens</text:p>
          </table:table-cell>
          <table:table-cell table:style-name="ce118" office:value-type="string" calcext:value-type="string">
            <text:p>Mathematics</text:p>
          </table:table-cell>
          <table:table-cell table:style-name="ce127" office:value-type="float" office:value="6" calcext:value-type="float">
            <text:p>6</text:p>
          </table:table-cell>
          <table:table-cell table:style-name="ce118"/>
          <table:table-cell table:style-name="ce151" office:value-type="float" office:value="4" calcext:value-type="float">
            <text:p>4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Coast</text:p>
          </table:table-cell>
          <table:table-cell table:style-name="ce118" office:value-type="string" calcext:value-type="string">
            <text:p>F</text:p>
          </table:table-cell>
          <table:table-cell table:style-name="ce14"/>
          <table:table-cell table:number-columns-repeated="2" table:style-name="ce37" office:value-type="string" calcext:value-type="string">
            <text:p>FW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Malwiya Minaret</text:p>
          </table:table-cell>
          <table:table-cell table:style-name="ce118" office:value-type="string" calcext:value-type="string">
            <text:p>Mathematics</text:p>
          </table:table-cell>
          <table:table-cell table:style-name="ce127" office:value-type="float" office:value="6" calcext:value-type="float">
            <text:p>6</text:p>
          </table:table-cell>
          <table:table-cell table:style-name="ce118"/>
          <table:table-cell table:style-name="ce151" office:value-type="float" office:value="4" calcext:value-type="float">
            <text:p>4</text:p>
          </table:table-cell>
          <table:table-cell table:style-name="ce118" table:number-columns-repeated="2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Stone Works</text:p>
          </table:table-cell>
          <table:table-cell table:style-name="ce118" table:number-columns-repeated="2"/>
          <table:table-cell table:number-columns-repeated="1003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Terracota Army</text:p>
          </table:table-cell>
          <table:table-cell table:style-name="ce118" office:value-type="string" calcext:value-type="string">
            <text:p>Masonry</text:p>
          </table:table-cell>
          <table:table-cell table:style-name="ce127" office:value-type="float" office:value="6" calcext:value-type="float">
            <text:p>6</text:p>
          </table:table-cell>
          <table:table-cell table:style-name="ce118"/>
          <table:table-cell table:style-name="ce151" office:value-type="float" office:value="4" calcext:value-type="float">
            <text:p>4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Water</text:p>
          </table:table-cell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Mine/Quarry (1)</text:p>
          </table:table-cell>
          <table:table-cell table:style-name="ce118"/>
          <table:table-cell table:number-columns-repeated="1003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Buddhas of Bamyan</text:p>
          </table:table-cell>
          <table:table-cell table:style-name="ce118" office:value-type="string" calcext:value-type="string">
            <text:p>Masonry</text:p>
          </table:table-cell>
          <table:table-cell table:style-name="ce127" office:value-type="float" office:value="6" calcext:value-type="float">
            <text:p>6</text:p>
          </table:table-cell>
          <table:table-cell table:style-name="ce118"/>
          <table:table-cell table:style-name="ce151" office:value-type="float" office:value="4" calcext:value-type="float">
            <text:p>4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X</text:p>
          </table:table-cell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20" office:value-type="float" office:value="8" calcext:value-type="float">
            <text:p>8</text:p>
          </table:table-cell>
          <table:table-cell table:style-name="ce120" office:value-type="string" calcext:value-type="string">
            <text:p>Gate of the Sun</text:p>
          </table:table-cell>
          <table:table-cell table:style-name="ce120" office:value-type="string" calcext:value-type="string">
            <text:p>Masonry</text:p>
          </table:table-cell>
          <table:table-cell table:style-name="ce128" office:value-type="float" office:value="6" calcext:value-type="float">
            <text:p>6</text:p>
          </table:table-cell>
          <table:table-cell table:style-name="ce120"/>
          <table:table-cell table:style-name="ce154" office:value-type="float" office:value="4" calcext:value-type="float">
            <text:p>4</text:p>
          </table:table-cell>
          <table:table-cell table:style-name="ce120" table:number-columns-repeated="2"/>
          <table:table-cell table:style-name="ce164"/>
          <table:table-cell table:style-name="ce120"/>
          <table:table-cell table:style-name="ce136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/>
          <table:table-cell table:style-name="ce178"/>
          <table:table-cell table:style-name="ce182" office:value-type="string" calcext:value-type="string">
            <text:p>X</text:p>
          </table:table-cell>
          <table:table-cell table:style-name="ce186"/>
          <table:table-cell table:style-name="ce192"/>
          <table:table-cell table:style-name="ce120" table:number-columns-repeated="3"/>
          <table:table-cell table:style-name="ce199"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Parthenon</text:p>
          </table:table-cell>
          <table:table-cell table:style-name="ce118" office:value-type="string" calcext:value-type="string">
            <text:p>Drama and Poetry</text:p>
          </table:table-cell>
          <table:table-cell table:style-name="ce127" office:value-type="float" office:value="9" calcext:value-type="float">
            <text:p>9</text:p>
          </table:table-cell>
          <table:table-cell table:style-name="ce118"/>
          <table:table-cell table:style-name="ce151" office:value-type="float" office:value="5" calcext:value-type="float">
            <text:p>5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Fresh Water</text:p>
          </table:table-cell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El Ghriba Synagogue</text:p>
          </table:table-cell>
          <table:table-cell table:style-name="ce118" office:value-type="string" calcext:value-type="string">
            <text:p>Drama and Poetry</text:p>
          </table:table-cell>
          <table:table-cell table:style-name="ce127" office:value-type="float" office:value="9" calcext:value-type="float">
            <text:p>9</text:p>
          </table:table-cell>
          <table:table-cell table:style-name="ce14" office:value-type="string" calcext:value-type="string">
            <text:p>Holy City</text:p>
          </table:table-cell>
          <table:table-cell table:style-name="ce151" office:value-type="float" office:value="5" calcext:value-type="float">
            <text:p>5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1" calcext:value-type="float">
            <text:p>11</text:p>
          </table:table-cell>
          <table:table-cell table:style-name="ce118" office:value-type="string" calcext:value-type="string">
            <text:p>Oracle</text:p>
          </table:table-cell>
          <table:table-cell table:style-name="ce118" office:value-type="string" calcext:value-type="string">
            <text:p>Philosophy</text:p>
          </table:table-cell>
          <table:table-cell table:style-name="ce127" office:value-type="float" office:value="12" calcext:value-type="float">
            <text:p>12</text:p>
          </table:table-cell>
          <table:table-cell table:style-name="ce118"/>
          <table:table-cell table:style-name="ce151" office:value-type="float" office:value="5" calcext:value-type="float">
            <text:p>5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Etchmiadzin Cathedral</text:p>
          </table:table-cell>
          <table:table-cell table:style-name="ce118" office:value-type="string" calcext:value-type="string">
            <text:p>Philosophy</text:p>
          </table:table-cell>
          <table:table-cell table:style-name="ce127" office:value-type="float" office:value="12" calcext:value-type="float">
            <text:p>12</text:p>
          </table:table-cell>
          <table:table-cell table:style-name="ce118"/>
          <table:table-cell table:style-name="ce151" office:value-type="float" office:value="5" calcext:value-type="float">
            <text:p>5</text:p>
          </table:table-cell>
          <table:table-cell table:style-name="ce118"/>
          <table:table-cell table:style-name="ce118" office:value-type="string" calcext:value-type="string">
            <text:p>Grass</text:p>
          </table:table-cell>
          <table:table-cell table:style-name="ce31" office:value-type="string" calcext:value-type="string">
            <text:p>Coast</text:p>
          </table:table-cell>
          <table:table-cell table:style-name="ce118"/>
          <table:table-cell table:style-name="ce14"/>
          <table:table-cell table:style-name="ce37" table:number-columns-repeated="2"/>
          <table:table-cell table:style-name="ce41" office:value-type="string" calcext:value-type="string">
            <text:p>X</text:p>
          </table:table-cell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Angkor Wat</text:p>
          </table:table-cell>
          <table:table-cell table:style-name="ce118" office:value-type="string" calcext:value-type="string">
            <text:p>Currency</text:p>
          </table:table-cell>
          <table:table-cell table:style-name="ce127" office:value-type="float" office:value="13" calcext:value-type="float">
            <text:p>13</text:p>
          </table:table-cell>
          <table:table-cell table:style-name="ce118"/>
          <table:table-cell table:style-name="ce151" office:value-type="float" office:value="5" calcext:value-type="float">
            <text:p>5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office:value-type="string" calcext:value-type="string">
            <text:p>X</text:p>
          </table:table-cell>
          <table:table-cell table:style-name="ce37"/>
          <table:table-cell table:style-name="ce41"/>
          <table:table-cell table:style-name="ce45" office:value-type="string" calcext:value-type="string">
            <text:p>X</text:p>
          </table:table-cell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Great Wall</text:p>
          </table:table-cell>
          <table:table-cell table:style-name="ce118" office:value-type="string" calcext:value-type="string">
            <text:p>Engineering</text:p>
          </table:table-cell>
          <table:table-cell table:style-name="ce127" office:value-type="float" office:value="12" calcext:value-type="float">
            <text:p>12</text:p>
          </table:table-cell>
          <table:table-cell table:style-name="ce118"/>
          <table:table-cell table:style-name="ce151" office:value-type="float" office:value="5" calcext:value-type="float">
            <text:p>5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Chand Baori</text:p>
          </table:table-cell>
          <table:table-cell table:style-name="ce118" office:value-type="string" calcext:value-type="string">
            <text:p>Engineering</text:p>
          </table:table-cell>
          <table:table-cell table:style-name="ce127" office:value-type="float" office:value="12" calcext:value-type="float">
            <text:p>12</text:p>
          </table:table-cell>
          <table:table-cell table:style-name="ce118"/>
          <table:table-cell table:style-name="ce151" office:value-type="float" office:value="5" calcext:value-type="float">
            <text:p>5</text:p>
          </table:table-cell>
          <table:table-cell table:style-name="ce118"/>
          <table:table-cell table:style-name="ce118" office:value-type="string" calcext:value-type="string">
            <text:p>Desert</text:p>
          </table:table-cell>
          <table:table-cell table:style-name="ce31" office:value-type="string" calcext:value-type="string">
            <text:p>Fresh Water</text:p>
          </table:table-cell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Well</text:p>
          </table:table-cell>
          <table:table-cell table:style-name="ce118" table:number-columns-repeated="2"/>
          <table:table-cell table:number-columns-repeated="1003"/>
        </table:table-row>
        <table:table-row table:style-name="ro2">
          <table:table-cell table:style-name="ce118" office:value-type="float" office:value="16" calcext:value-type="float">
            <text:p>16</text:p>
          </table:table-cell>
          <table:table-cell table:style-name="ce118" office:value-type="string" calcext:value-type="string">
            <text:p>Colossus</text:p>
          </table:table-cell>
          <table:table-cell table:style-name="ce118" office:value-type="string" calcext:value-type="string">
            <text:p>Metal Casting</text:p>
          </table:table-cell>
          <table:table-cell table:style-name="ce127" office:value-type="float" office:value="9" calcext:value-type="float">
            <text:p>9</text:p>
          </table:table-cell>
          <table:table-cell table:style-name="ce118"/>
          <table:table-cell table:style-name="ce151" office:value-type="float" office:value="5" calcext:value-type="float">
            <text:p>5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Iron/Copper</text:p>
          </table:table-cell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7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University of Sankore</text:p>
          </table:table-cell>
          <table:table-cell table:style-name="ce118" office:value-type="string" calcext:value-type="string">
            <text:p>Education</text:p>
          </table:table-cell>
          <table:table-cell table:style-name="ce127" office:value-type="float" office:value="14" calcext:value-type="float">
            <text:p>14</text:p>
          </table:table-cell>
          <table:table-cell table:style-name="ce133" office:value-type="string" calcext:value-type="string">
            <text:p>Tradition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Desert</text:p>
          </table:table-cell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Library</text:p>
          </table:table-cell>
          <table:table-cell table:style-name="ce118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Prophet’s Mosque</text:p>
          </table:table-cell>
          <table:table-cell table:style-name="ce118" office:value-type="string" calcext:value-type="string">
            <text:p>Education</text:p>
          </table:table-cell>
          <table:table-cell table:style-name="ce127" office:value-type="float" office:value="14" calcext:value-type="float">
            <text:p>14</text:p>
          </table:table-cell>
          <table:table-cell table:style-name="ce14" office:value-type="string" calcext:value-type="string">
            <text:p>Holy City</text:p>
          </table:table-cell>
          <table:table-cell table:style-name="ce151" office:value-type="float" office:value="6" calcext:value-type="float">
            <text:p>6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Hagia Sophia</text:p>
          </table:table-cell>
          <table:table-cell table:style-name="ce118" office:value-type="string" calcext:value-type="string">
            <text:p>Theology</text:p>
          </table:table-cell>
          <table:table-cell table:style-name="ce127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151" office:value-type="float" office:value="7" calcext:value-type="float">
            <text:p>7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Borobudur</text:p>
          </table:table-cell>
          <table:table-cell table:style-name="ce118" office:value-type="string" calcext:value-type="string">
            <text:p>Theology</text:p>
          </table:table-cell>
          <table:table-cell table:style-name="ce127" office:value-type="float" office:value="18" calcext:value-type="float">
            <text:p>18</text:p>
          </table:table-cell>
          <table:table-cell table:style-name="ce14" office:value-type="string" calcext:value-type="string">
            <text:p>Holy City</text:p>
          </table:table-cell>
          <table:table-cell table:style-name="ce151" office:value-type="float" office:value="7" calcext:value-type="float">
            <text:p>7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Lavaux</text:p>
          </table:table-cell>
          <table:table-cell table:style-name="ce118" office:value-type="string" calcext:value-type="string">
            <text:p>Theology</text:p>
          </table:table-cell>
          <table:table-cell table:style-name="ce127" office:value-type="float" office:value="18" calcext:value-type="float">
            <text:p>18</text:p>
          </table:table-cell>
          <table:table-cell table:style-name="ce118"/>
          <table:table-cell table:style-name="ce151" office:value-type="float" office:value="7" calcext:value-type="float">
            <text:p>7</text:p>
          </table:table-cell>
          <table:table-cell table:style-name="ce118" table:number-columns-repeated="2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office:value-type="string" calcext:value-type="string">
            <text:p>X</text:p>
          </table:table-cell>
          <table:table-cell table:style-name="ce37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Alhambra</text:p>
          </table:table-cell>
          <table:table-cell table:style-name="ce118" office:value-type="string" calcext:value-type="string">
            <text:p>Chivalry</text:p>
          </table:table-cell>
          <table:table-cell table:style-name="ce127" office:value-type="float" office:value="20" calcext:value-type="float">
            <text:p>20</text:p>
          </table:table-cell>
          <table:table-cell table:style-name="ce133" office:value-type="string" calcext:value-type="string">
            <text:p>Authority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 office:value-type="string" calcext:value-type="string">
            <text:p>X</text:p>
          </table:table-cell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Wartburg</text:p>
          </table:table-cell>
          <table:table-cell table:style-name="ce118" office:value-type="string" calcext:value-type="string">
            <text:p>Chivalry</text:p>
          </table:table-cell>
          <table:table-cell table:style-name="ce127" office:value-type="float" office:value="20" calcext:value-type="float">
            <text:p>20</text:p>
          </table:table-cell>
          <table:table-cell table:style-name="ce133" office:value-type="string" calcext:value-type="string">
            <text:p>Progress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 office:value-type="string" calcext:value-type="string">
            <text:p>X</text:p>
          </table:table-cell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Writer’s Guild</text:p>
          </table:table-cell>
          <table:table-cell table:style-name="ce118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Machu Picchu</text:p>
          </table:table-cell>
          <table:table-cell table:style-name="ce118" office:value-type="string" calcext:value-type="string">
            <text:p>Physics</text:p>
          </table:table-cell>
          <table:table-cell table:style-name="ce127" office:value-type="float" office:value="18" calcext:value-type="float">
            <text:p>18</text:p>
          </table:table-cell>
          <table:table-cell table:style-name="ce118"/>
          <table:table-cell table:style-name="ce151" office:value-type="float" office:value="7" calcext:value-type="float">
            <text:p>7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X</text:p>
          </table:table-cell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Great Zimbabwe</text:p>
          </table:table-cell>
          <table:table-cell table:style-name="ce118" office:value-type="string" calcext:value-type="string">
            <text:p>Physics</text:p>
          </table:table-cell>
          <table:table-cell table:style-name="ce127" office:value-type="float" office:value="18" calcext:value-type="float">
            <text:p>18</text:p>
          </table:table-cell>
          <table:table-cell table:style-name="ce133" office:value-type="string" calcext:value-type="string">
            <text:p>Authority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 office:value-type="string" calcext:value-type="string">
            <text:p>Coast</text:p>
          </table:table-cell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Mine/Camp (3)</text:p>
          </table:table-cell>
          <table:table-cell table:style-name="ce118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Ahu Tongariki</text:p>
          </table:table-cell>
          <table:table-cell table:style-name="ce118" office:value-type="string" calcext:value-type="string">
            <text:p>Physics</text:p>
          </table:table-cell>
          <table:table-cell table:style-name="ce127" office:value-type="float" office:value="18" calcext:value-type="float">
            <text:p>18</text:p>
          </table:table-cell>
          <table:table-cell table:style-name="ce118"/>
          <table:table-cell table:style-name="ce151" office:value-type="float" office:value="7" calcext:value-type="float">
            <text:p>7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 office:value-type="string" calcext:value-type="string">
            <text:p>FJ</text:p>
          </table:table-cell>
          <table:table-cell table:style-name="ce45" office:value-type="string" calcext:value-type="string">
            <text:p>FJ</text:p>
          </table:table-cell>
          <table:table-cell table:style-name="ce49"/>
          <table:table-cell table:style-name="ce53"/>
          <table:table-cell table:style-name="ce59" office:value-type="string" calcext:value-type="string">
            <text:p>Stone</text:p>
          </table:table-cell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1" calcext:value-type="float">
            <text:p>11</text:p>
          </table:table-cell>
          <table:table-cell table:style-name="ce118" office:value-type="string" calcext:value-type="string">
            <text:p>Falun Mine</text:p>
          </table:table-cell>
          <table:table-cell table:style-name="ce118" office:value-type="string" calcext:value-type="string">
            <text:p>Steel</text:p>
          </table:table-cell>
          <table:table-cell table:style-name="ce127" office:value-type="float" office:value="14" calcext:value-type="float">
            <text:p>14</text:p>
          </table:table-cell>
          <table:table-cell table:style-name="ce133" office:value-type="string" calcext:value-type="string">
            <text:p>Progress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Mine (4)</text:p>
          </table:table-cell>
          <table:table-cell table:style-name="ce118"/>
          <table:table-cell table:number-columns-repeated="1003"/>
        </table:table-row>
        <table:table-row table:style-name="ro2">
          <table:table-cell table:style-name="ce120" office:value-type="float" office:value="12" calcext:value-type="float">
            <text:p>12</text:p>
          </table:table-cell>
          <table:table-cell table:style-name="ce120" office:value-type="string" calcext:value-type="string">
            <text:p>Forge of Damascus</text:p>
          </table:table-cell>
          <table:table-cell table:style-name="ce120" office:value-type="string" calcext:value-type="string">
            <text:p>Steel</text:p>
          </table:table-cell>
          <table:table-cell table:style-name="ce128" office:value-type="float" office:value="14" calcext:value-type="float">
            <text:p>14</text:p>
          </table:table-cell>
          <table:table-cell table:style-name="ce134" office:value-type="string" calcext:value-type="string">
            <text:p>Authority</text:p>
          </table:table-cell>
          <table:table-cell table:style-name="ce154" office:value-type="float" office:value="0" calcext:value-type="float">
            <text:p>0</text:p>
          </table:table-cell>
          <table:table-cell table:style-name="ce120" table:number-columns-repeated="2"/>
          <table:table-cell table:style-name="ce164"/>
          <table:table-cell table:style-name="ce120"/>
          <table:table-cell table:style-name="ce136"/>
          <table:table-cell table:number-columns-repeated="2" table:style-name="ce170" office:value-type="string" calcext:value-type="string">
            <text:p>FW</text:p>
          </table:table-cell>
          <table:table-cell table:style-name="ce174"/>
          <table:table-cell table:style-name="ce178"/>
          <table:table-cell table:style-name="ce182"/>
          <table:table-cell table:style-name="ce186"/>
          <table:table-cell table:style-name="ce192" office:value-type="string" calcext:value-type="string">
            <text:p>Iron</text:p>
          </table:table-cell>
          <table:table-cell table:style-name="ce120" table:number-columns-repeated="3"/>
          <table:table-cell table:style-name="ce199"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Forbidden Palace</text:p>
          </table:table-cell>
          <table:table-cell table:style-name="ce118" office:value-type="string" calcext:value-type="string">
            <text:p>Civil Service</text:p>
          </table:table-cell>
          <table:table-cell table:style-name="ce127" office:value-type="float" office:value="20" calcext:value-type="float">
            <text:p>20</text:p>
          </table:table-cell>
          <table:table-cell table:style-name="ce133" office:value-type="string" calcext:value-type="string">
            <text:p>Progress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Walls</text:p>
          </table:table-cell>
          <table:table-cell table:style-name="ce118"/>
          <table:table-cell table:style-name="ce118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St. Basil’s Cathedral</text:p>
          </table:table-cell>
          <table:table-cell table:style-name="ce118" office:value-type="string" calcext:value-type="string">
            <text:p>Guilds</text:p>
          </table:table-cell>
          <table:table-cell table:style-name="ce127" office:value-type="float" office:value="23" calcext:value-type="float">
            <text:p>23</text:p>
          </table:table-cell>
          <table:table-cell table:style-name="ce14" office:value-type="string" calcext:value-type="string">
            <text:p>Holy City</text:p>
          </table:table-cell>
          <table:table-cell table:style-name="ce151" office:value-type="float" office:value="8" calcext:value-type="float">
            <text:p>8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Golden Dagon Pagoda</text:p>
          </table:table-cell>
          <table:table-cell table:style-name="ce118" office:value-type="string" calcext:value-type="string">
            <text:p>Guilds</text:p>
          </table:table-cell>
          <table:table-cell table:style-name="ce127" office:value-type="float" office:value="23" calcext:value-type="float">
            <text:p>23</text:p>
          </table:table-cell>
          <table:table-cell table:style-name="ce133" office:value-type="string" calcext:value-type="string">
            <text:p>Tradition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number-columns-repeated="2" table:style-name="ce37" office:value-type="string" calcext:value-type="string">
            <text:p>FW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6" calcext:value-type="float">
            <text:p>16</text:p>
          </table:table-cell>
          <table:table-cell table:style-name="ce118" office:value-type="string" calcext:value-type="string">
            <text:p>Mont Saint-Michel</text:p>
          </table:table-cell>
          <table:table-cell table:style-name="ce118" office:value-type="string" calcext:value-type="string">
            <text:p>Guilds</text:p>
          </table:table-cell>
          <table:table-cell table:style-name="ce127" office:value-type="float" office:value="23" calcext:value-type="float">
            <text:p>23</text:p>
          </table:table-cell>
          <table:table-cell table:style-name="ce118"/>
          <table:table-cell table:style-name="ce151" office:value-type="float" office:value="8" calcext:value-type="float">
            <text:p>8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118" office:value-type="float" office:value="17" calcext:value-type="float">
            <text:p>17</text:p>
          </table:table-cell>
          <table:table-cell table:style-name="ce118" office:value-type="string" calcext:value-type="string">
            <text:p>Itsukushima Shrine</text:p>
          </table:table-cell>
          <table:table-cell table:style-name="ce118" office:value-type="string" calcext:value-type="string">
            <text:p>Compass</text:p>
          </table:table-cell>
          <table:table-cell table:style-name="ce127" office:value-type="float" office:value="23" calcext:value-type="float">
            <text:p>23</text:p>
          </table:table-cell>
          <table:table-cell table:style-name="ce118"/>
          <table:table-cell table:style-name="ce151" office:value-type="float" office:value="8" calcext:value-type="float">
            <text:p>8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Coral, Crab, Pearls, Whales</text:p>
          </table:table-cell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8" calcext:value-type="float">
            <text:p>18</text:p>
          </table:table-cell>
          <table:table-cell table:style-name="ce118" office:value-type="string" calcext:value-type="string">
            <text:p>Qalhat</text:p>
          </table:table-cell>
          <table:table-cell table:style-name="ce118" office:value-type="string" calcext:value-type="string">
            <text:p>Compass</text:p>
          </table:table-cell>
          <table:table-cell table:style-name="ce127" office:value-type="float" office:value="23" calcext:value-type="float">
            <text:p>23</text:p>
          </table:table-cell>
          <table:table-cell table:style-name="ce118"/>
          <table:table-cell table:style-name="ce151" office:value-type="float" office:value="8" calcext:value-type="float">
            <text:p>8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Horses</text:p>
          </table:table-cell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9" calcext:value-type="float">
            <text:p>19</text:p>
          </table:table-cell>
          <table:table-cell table:style-name="ce118" office:value-type="string" calcext:value-type="string">
            <text:p>Notre Dame</text:p>
          </table:table-cell>
          <table:table-cell table:style-name="ce118" office:value-type="string" calcext:value-type="string">
            <text:p>Machinery</text:p>
          </table:table-cell>
          <table:table-cell table:style-name="ce127" office:value-type="float" office:value="20" calcext:value-type="float">
            <text:p>20</text:p>
          </table:table-cell>
          <table:table-cell table:style-name="ce133" office:value-type="string" calcext:value-type="string">
            <text:p>Tradition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20" calcext:value-type="float">
            <text:p>20</text:p>
          </table:table-cell>
          <table:table-cell table:style-name="ce118" office:value-type="string" calcext:value-type="string">
            <text:p>Krak des Chevaliers</text:p>
          </table:table-cell>
          <table:table-cell table:style-name="ce118" office:value-type="string" calcext:value-type="string">
            <text:p>Machinery</text:p>
          </table:table-cell>
          <table:table-cell table:style-name="ce127" office:value-type="float" office:value="20" calcext:value-type="float">
            <text:p>20</text:p>
          </table:table-cell>
          <table:table-cell table:style-name="ce118"/>
          <table:table-cell table:style-name="ce151" office:value-type="float" office:value="7" calcext:value-type="float">
            <text:p>7</text:p>
          </table:table-cell>
          <table:table-cell table:style-name="ce118" table:number-columns-repeated="2"/>
          <table:table-cell table:style-name="ce31" office:value-type="string" calcext:value-type="string">
            <text:p>Water</text:p>
          </table:table-cell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7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Ait Benhaddou</text:p>
          </table:table-cell>
          <table:table-cell table:style-name="ce118" office:value-type="string" calcext:value-type="string">
            <text:p>Banking</text:p>
          </table:table-cell>
          <table:table-cell table:style-name="ce127" office:value-type="float" office:value="21" calcext:value-type="float">
            <text:p>21</text:p>
          </table:table-cell>
          <table:table-cell table:style-name="ce118"/>
          <table:table-cell table:style-name="ce151" office:value-type="float" office:value="9" calcext:value-type="float">
            <text:p>9</text:p>
          </table:table-cell>
          <table:table-cell table:style-name="ce118"/>
          <table:table-cell table:style-name="ce118" office:value-type="string" calcext:value-type="string">
            <text:p>Desert</text:p>
          </table:table-cell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Village (1)</text:p>
          </table:table-cell>
          <table:table-cell table:style-name="ce118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Kilwa Kisiwani</text:p>
          </table:table-cell>
          <table:table-cell table:style-name="ce118" office:value-type="string" calcext:value-type="string">
            <text:p>Banking</text:p>
          </table:table-cell>
          <table:table-cell table:style-name="ce127" office:value-type="float" office:value="21" calcext:value-type="float">
            <text:p>21</text:p>
          </table:table-cell>
          <table:table-cell table:style-name="ce135" office:value-type="string" calcext:value-type="string">
            <text:p>Statecraft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Mine/Camp (3)</text:p>
          </table:table-cell>
          <table:table-cell table:style-name="ce118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Globe Theatre</text:p>
          </table:table-cell>
          <table:table-cell table:style-name="ce118" office:value-type="string" calcext:value-type="string">
            <text:p>Printing Press</text:p>
          </table:table-cell>
          <table:table-cell table:style-name="ce127" office:value-type="float" office:value="26" calcext:value-type="float">
            <text:p>26</text:p>
          </table:table-cell>
          <table:table-cell table:style-name="ce118"/>
          <table:table-cell table:style-name="ce151" office:value-type="float" office:value="10" calcext:value-type="float">
            <text:p>1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Amphitheater, Baths</text:p>
          </table:table-cell>
          <table:table-cell table:style-name="ce118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St. Peter's Basilica</text:p>
          </table:table-cell>
          <table:table-cell table:style-name="ce118" office:value-type="string" calcext:value-type="string">
            <text:p>Printing Press</text:p>
          </table:table-cell>
          <table:table-cell table:style-name="ce127" office:value-type="float" office:value="26" calcext:value-type="float">
            <text:p>26</text:p>
          </table:table-cell>
          <table:table-cell table:style-name="ce14" office:value-type="string" calcext:value-type="string">
            <text:p>Holy City</text:p>
          </table:table-cell>
          <table:table-cell table:style-name="ce151" office:value-type="float" office:value="10" calcext:value-type="float">
            <text:p>1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Chichen Itza</text:p>
          </table:table-cell>
          <table:table-cell table:style-name="ce118" office:value-type="string" calcext:value-type="string">
            <text:p>Astronomy</text:p>
          </table:table-cell>
          <table:table-cell table:style-name="ce127" office:value-type="float" office:value="27" calcext:value-type="float">
            <text:p>27</text:p>
          </table:table-cell>
          <table:table-cell table:style-name="ce118"/>
          <table:table-cell table:style-name="ce151" office:value-type="float" office:value="10" calcext:value-type="float">
            <text:p>10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Plains</text:p>
          </table:table-cell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 office:value-type="string" calcext:value-type="string">
            <text:p>X</text:p>
          </table:table-cell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Golden Pavilion</text:p>
          </table:table-cell>
          <table:table-cell table:style-name="ce118" office:value-type="string" calcext:value-type="string">
            <text:p>Astronomy</text:p>
          </table:table-cell>
          <table:table-cell table:style-name="ce127" office:value-type="float" office:value="27" calcext:value-type="float">
            <text:p>27</text:p>
          </table:table-cell>
          <table:table-cell table:style-name="ce135" office:value-type="string" calcext:value-type="string">
            <text:p>Fealty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number-columns-repeated="2" table:style-name="ce37" office:value-type="string" calcext:value-type="string">
            <text:p>FW</text:p>
          </table:table-cell>
          <table:table-cell table:style-name="ce41" office:value-type="string" calcext:value-type="string">
            <text:p>FJ</text:p>
          </table:table-cell>
          <table:table-cell table:style-name="ce45" office:value-type="string" calcext:value-type="string">
            <text:p>FJ</text:p>
          </table:table-cell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Marae Arahurahu</text:p>
          </table:table-cell>
          <table:table-cell table:style-name="ce118" office:value-type="string" calcext:value-type="string">
            <text:p>Astronomy</text:p>
          </table:table-cell>
          <table:table-cell table:style-name="ce127" office:value-type="float" office:value="27" calcext:value-type="float">
            <text:p>27</text:p>
          </table:table-cell>
          <table:table-cell table:style-name="ce118"/>
          <table:table-cell table:style-name="ce151" office:value-type="float" office:value="10" calcext:value-type="float">
            <text:p>10</text:p>
          </table:table-cell>
          <table:table-cell table:style-name="ce118"/>
          <table:table-cell table:style-name="ce118" office:value-type="string" calcext:value-type="string">
            <text:p>Grass</text:p>
          </table:table-cell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Garden</text:p>
          </table:table-cell>
          <table:table-cell table:style-name="ce118" table:number-columns-repeated="2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Himeji Castle</text:p>
          </table:table-cell>
          <table:table-cell table:style-name="ce118" office:value-type="string" calcext:value-type="string">
            <text:p>Gunpowder</text:p>
          </table:table-cell>
          <table:table-cell table:style-name="ce127" office:value-type="float" office:value="26" calcext:value-type="float">
            <text:p>26</text:p>
          </table:table-cell>
          <table:table-cell table:style-name="ce118"/>
          <table:table-cell table:style-name="ce151" office:value-type="float" office:value="10" calcext:value-type="float">
            <text:p>1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 office:value-type="string" calcext:value-type="string">
            <text:p>X</text:p>
          </table:table-cell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Old Bridge</text:p>
          </table:table-cell>
          <table:table-cell table:style-name="ce118" office:value-type="string" calcext:value-type="string">
            <text:p>Gunpowder</text:p>
          </table:table-cell>
          <table:table-cell table:style-name="ce127" office:value-type="float" office:value="26" calcext:value-type="float">
            <text:p>26</text:p>
          </table:table-cell>
          <table:table-cell table:style-name="ce135" office:value-type="string" calcext:value-type="string">
            <text:p>Statecraft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Peace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Leaning Tower of Pisa</text:p>
          </table:table-cell>
          <table:table-cell table:style-name="ce118" office:value-type="string" calcext:value-type="string">
            <text:p>Chemistry</text:p>
          </table:table-cell>
          <table:table-cell table:style-name="ce127" office:value-type="float" office:value="21" calcext:value-type="float">
            <text:p>21</text:p>
          </table:table-cell>
          <table:table-cell table:style-name="ce118"/>
          <table:table-cell table:style-name="ce151" office:value-type="float" office:value="9" calcext:value-type="float">
            <text:p>9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37" office:value-type="string" calcext:value-type="string">
            <text:p>W</text:p>
          </table:table-cell>
          <table:table-cell table:style-name="ce41"/>
          <table:table-cell table:style-name="ce45"/>
          <table:table-cell table:style-name="ce49"/>
          <table:table-cell table:style-name="ce53" office:value-type="string" calcext:value-type="string">
            <text:p>M</text:p>
          </table:table-cell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20" office:value-type="float" office:value="11" calcext:value-type="float">
            <text:p>11</text:p>
          </table:table-cell>
          <table:table-cell table:style-name="ce120" office:value-type="string" calcext:value-type="string">
            <text:p>Meenakshi Temple</text:p>
          </table:table-cell>
          <table:table-cell table:style-name="ce120" office:value-type="string" calcext:value-type="string">
            <text:p>Chemistry</text:p>
          </table:table-cell>
          <table:table-cell table:style-name="ce128" office:value-type="float" office:value="21" calcext:value-type="float">
            <text:p>21</text:p>
          </table:table-cell>
          <table:table-cell table:style-name="ce136" office:value-type="string" calcext:value-type="string">
            <text:p>Holy City</text:p>
          </table:table-cell>
          <table:table-cell table:style-name="ce154" office:value-type="float" office:value="9" calcext:value-type="float">
            <text:p>9</text:p>
          </table:table-cell>
          <table:table-cell table:style-name="ce120" table:number-columns-repeated="2"/>
          <table:table-cell table:style-name="ce164"/>
          <table:table-cell table:style-name="ce120"/>
          <table:table-cell table:style-name="ce136"/>
          <table:table-cell table:style-name="ce170" table:number-columns-repeated="2"/>
          <table:table-cell table:style-name="ce174"/>
          <table:table-cell table:style-name="ce178"/>
          <table:table-cell table:style-name="ce182"/>
          <table:table-cell table:style-name="ce186"/>
          <table:table-cell table:style-name="ce192"/>
          <table:table-cell table:style-name="ce120" table:number-columns-repeated="3"/>
          <table:table-cell table:style-name="ce200" table:number-columns-repeated="1003"/>
        </table:table-row>
        <table:table-row table:style-name="ro2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Porcelain Tower</text:p>
          </table:table-cell>
          <table:table-cell table:style-name="ce118" office:value-type="string" calcext:value-type="string">
            <text:p>Architecture</text:p>
          </table:table-cell>
          <table:table-cell table:style-name="ce127" office:value-type="float" office:value="28" calcext:value-type="float">
            <text:p>28</text:p>
          </table:table-cell>
          <table:table-cell table:style-name="ce118"/>
          <table:table-cell table:style-name="ce151" office:value-type="float" office:value="11" calcext:value-type="float">
            <text:p>11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Taj Mahal</text:p>
          </table:table-cell>
          <table:table-cell table:style-name="ce118" office:value-type="string" calcext:value-type="string">
            <text:p>Architecture</text:p>
          </table:table-cell>
          <table:table-cell table:style-name="ce127" office:value-type="float" office:value="28" calcext:value-type="float">
            <text:p>28</text:p>
          </table:table-cell>
          <table:table-cell table:style-name="ce118"/>
          <table:table-cell table:style-name="ce151" office:value-type="float" office:value="11" calcext:value-type="float">
            <text:p>11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Coast</text:p>
          </table:table-cell>
          <table:table-cell table:style-name="ce118" office:value-type="string" calcext:value-type="string">
            <text:p>F</text:p>
          </table:table-cell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Uffizi</text:p>
          </table:table-cell>
          <table:table-cell table:style-name="ce118" office:value-type="string" calcext:value-type="string">
            <text:p>Economy</text:p>
          </table:table-cell>
          <table:table-cell table:style-name="ce127" office:value-type="float" office:value="32" calcext:value-type="float">
            <text:p>32</text:p>
          </table:table-cell>
          <table:table-cell table:style-name="ce116"/>
          <table:table-cell table:style-name="ce151" office:value-type="float" office:value="12" calcext:value-type="float">
            <text:p>12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Peterhof</text:p>
          </table:table-cell>
          <table:table-cell table:style-name="ce118" office:value-type="string" calcext:value-type="string">
            <text:p>Economy</text:p>
          </table:table-cell>
          <table:table-cell table:style-name="ce127" office:value-type="float" office:value="32" calcext:value-type="float">
            <text:p>32</text:p>
          </table:table-cell>
          <table:table-cell table:style-name="ce116"/>
          <table:table-cell table:style-name="ce151" office:value-type="float" office:value="12" calcext:value-type="float">
            <text:p>12</text:p>
          </table:table-cell>
          <table:table-cell table:style-name="ce118" table:number-columns-repeated="2"/>
          <table:table-cell table:style-name="ce31"/>
          <table:table-cell table:style-name="ce118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Iron</text:p>
          </table:table-cell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6" calcext:value-type="float">
            <text:p>16</text:p>
          </table:table-cell>
          <table:table-cell table:style-name="ce118" office:value-type="string" calcext:value-type="string">
            <text:p>Bakken</text:p>
          </table:table-cell>
          <table:table-cell table:style-name="ce118" office:value-type="string" calcext:value-type="string">
            <text:p>Economy</text:p>
          </table:table-cell>
          <table:table-cell table:style-name="ce127" office:value-type="float" office:value="32" calcext:value-type="float">
            <text:p>32</text:p>
          </table:table-cell>
          <table:table-cell table:style-name="ce118"/>
          <table:table-cell table:style-name="ce151" office:value-type="float" office:value="12" calcext:value-type="float">
            <text:p>12</text:p>
          </table:table-cell>
          <table:table-cell table:style-name="ce118" table:number-columns-repeated="2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7" calcext:value-type="float">
            <text:p>17</text:p>
          </table:table-cell>
          <table:table-cell table:style-name="ce118" office:value-type="string" calcext:value-type="string">
            <text:p>Sistine Chapel</text:p>
          </table:table-cell>
          <table:table-cell table:style-name="ce118" office:value-type="string" calcext:value-type="string">
            <text:p>Acoustics</text:p>
          </table:table-cell>
          <table:table-cell table:style-name="ce127" office:value-type="float" office:value="34" calcext:value-type="float">
            <text:p>34</text:p>
          </table:table-cell>
          <table:table-cell table:style-name="ce118"/>
          <table:table-cell table:style-name="ce151" office:value-type="float" office:value="12" calcext:value-type="float">
            <text:p>12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Artist’s Guild</text:p>
          </table:table-cell>
          <table:table-cell table:style-name="ce118"/>
          <table:table-cell table:style-name="ce118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8" calcext:value-type="float">
            <text:p>18</text:p>
          </table:table-cell>
          <table:table-cell table:style-name="ce118" office:value-type="string" calcext:value-type="string">
            <text:p>Summer Palace</text:p>
          </table:table-cell>
          <table:table-cell table:style-name="ce118" office:value-type="string" calcext:value-type="string">
            <text:p>Acoustics</text:p>
          </table:table-cell>
          <table:table-cell table:style-name="ce127" office:value-type="float" office:value="34" calcext:value-type="float">
            <text:p>34</text:p>
          </table:table-cell>
          <table:table-cell table:style-name="ce118"/>
          <table:table-cell table:style-name="ce151" office:value-type="float" office:value="12" calcext:value-type="float">
            <text:p>12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H</text:p>
          </table:table-cell>
          <table:table-cell table:style-name="ce14"/>
          <table:table-cell table:style-name="ce37" office:value-type="string" calcext:value-type="string">
            <text:p>X</text:p>
          </table:table-cell>
          <table:table-cell table:style-name="ce37"/>
          <table:table-cell table:style-name="ce41" office:value-type="string" calcext:value-type="string">
            <text:p>X</text:p>
          </table:table-cell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19" calcext:value-type="float">
            <text:p>19</text:p>
          </table:table-cell>
          <table:table-cell table:style-name="ce118" office:value-type="string" calcext:value-type="string">
            <text:p>House of Trade of the Indies</text:p>
          </table:table-cell>
          <table:table-cell table:style-name="ce118" office:value-type="string" calcext:value-type="string">
            <text:p>Navigation</text:p>
          </table:table-cell>
          <table:table-cell table:style-name="ce127" office:value-type="float" office:value="32" calcext:value-type="float">
            <text:p>32</text:p>
          </table:table-cell>
          <table:table-cell table:style-name="ce118"/>
          <table:table-cell table:style-name="ce151" office:value-type="float" office:value="12" calcext:value-type="float">
            <text:p>12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20" calcext:value-type="float">
            <text:p>20</text:p>
          </table:table-cell>
          <table:table-cell table:style-name="ce118" office:value-type="string" calcext:value-type="string">
            <text:p>Solovetsky Monastery</text:p>
          </table:table-cell>
          <table:table-cell table:style-name="ce118" office:value-type="string" calcext:value-type="string">
            <text:p>Navigation</text:p>
          </table:table-cell>
          <table:table-cell table:style-name="ce127" office:value-type="float" office:value="32" calcext:value-type="float">
            <text:p>32</text:p>
          </table:table-cell>
          <table:table-cell table:style-name="ce135" office:value-type="string" calcext:value-type="string">
            <text:p>Fealty</text:p>
          </table:table-cell>
          <table:table-cell table:style-name="ce151" office:value-type="float" office:value="0" calcext:value-type="float">
            <text:p>0</text:p>
          </table:table-cell>
          <table:table-cell table:style-name="ce118"/>
          <table:table-cell table:style-name="ce118" office:value-type="string" calcext:value-type="string">
            <text:p>Tundra</text:p>
          </table:table-cell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8" office:value-type="float" office:value="21" calcext:value-type="float">
            <text:p>21</text:p>
          </table:table-cell>
          <table:table-cell table:style-name="ce118" office:value-type="string" calcext:value-type="string">
            <text:p>Red Fort</text:p>
          </table:table-cell>
          <table:table-cell table:style-name="ce118" office:value-type="string" calcext:value-type="string">
            <text:p>Metallurgy</text:p>
          </table:table-cell>
          <table:table-cell table:style-name="ce127" office:value-type="float" office:value="28" calcext:value-type="float">
            <text:p>28</text:p>
          </table:table-cell>
          <table:table-cell table:style-name="ce135" office:value-type="string" calcext:value-type="string">
            <text:p>Fealty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Coast</text:p>
          </table:table-cell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43"/>
          <table:table-cell table:style-name="Default" table:number-columns-repeated="960"/>
        </table:table-row>
        <table:table-row table:style-name="ro2">
          <table:table-cell table:style-name="ce117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Museum Island</text:p>
          </table:table-cell>
          <table:table-cell table:style-name="ce118" office:value-type="string" calcext:value-type="string">
            <text:p>Scientific Theory</text:p>
          </table:table-cell>
          <table:table-cell table:style-name="ce127" office:value-type="float" office:value="34" calcext:value-type="float">
            <text:p>34</text:p>
          </table:table-cell>
          <table:table-cell table:style-name="ce135" office:value-type="string" calcext:value-type="string">
            <text:p>Artistry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Siqu Quanshu</text:p>
          </table:table-cell>
          <table:table-cell table:style-name="ce118" office:value-type="string" calcext:value-type="string">
            <text:p>Scientific Theory</text:p>
          </table:table-cell>
          <table:table-cell table:style-name="ce127" office:value-type="float" office:value="34" calcext:value-type="float">
            <text:p>34</text:p>
          </table:table-cell>
          <table:table-cell table:style-name="ce118"/>
          <table:table-cell table:style-name="ce151" office:value-type="float" office:value="13" calcext:value-type="float">
            <text:p>13</text:p>
          </table:table-cell>
          <table:table-cell table:style-name="ce116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table:number-columns-repeated="2"/>
          <table:table-cell table:style-name="ce116" office:value-type="string" calcext:value-type="string">
            <text:p>Global Writing (4), <text:span text:style-name="T2">≥7 Cities</text:span></text:p>
          </table:table-cell>
          <table:table-cell table:number-columns-repeated="1003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Neuschwanstein</text:p>
          </table:table-cell>
          <table:table-cell table:style-name="ce118" office:value-type="string" calcext:value-type="string">
            <text:p>Railroad</text:p>
          </table:table-cell>
          <table:table-cell table:style-name="ce127" office:value-type="float" office:value="37" calcext:value-type="float">
            <text:p>37</text:p>
          </table:table-cell>
          <table:table-cell table:style-name="ce118"/>
          <table:table-cell table:style-name="ce151" office:value-type="float" office:value="14" calcext:value-type="float">
            <text:p>14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number-columns-repeated="2" table:style-name="ce37" office:value-type="string" calcext:value-type="string">
            <text:p>FW</text:p>
          </table:table-cell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Brooklyn Bridge</text:p>
          </table:table-cell>
          <table:table-cell table:style-name="ce118" office:value-type="string" calcext:value-type="string">
            <text:p>Railroad</text:p>
          </table:table-cell>
          <table:table-cell table:style-name="ce127" office:value-type="float" office:value="37" calcext:value-type="float">
            <text:p>37</text:p>
          </table:table-cell>
          <table:table-cell table:style-name="ce118"/>
          <table:table-cell table:style-name="ce151" office:value-type="float" office:value="14" calcext:value-type="float">
            <text:p>14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Citizens (25)</text:p>
          </table:table-cell>
          <table:table-cell table:number-columns-repeated="1003"/>
        </table:table-row>
        <table:table-row table:style-name="ro2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Trans-Siberian Railway</text:p>
          </table:table-cell>
          <table:table-cell table:style-name="ce118" office:value-type="string" calcext:value-type="string">
            <text:p>Railroad</text:p>
          </table:table-cell>
          <table:table-cell table:style-name="ce127" office:value-type="float" office:value="37" calcext:value-type="float">
            <text:p>37</text:p>
          </table:table-cell>
          <table:table-cell table:style-name="ce137" office:value-type="string" calcext:value-type="string">
            <text:p>Transport</text:p>
          </table:table-cell>
          <table:table-cell table:style-name="ce151" office:value-type="float" office:value="14" calcext:value-type="float">
            <text:p>14</text:p>
          </table:table-cell>
          <table:table-cell table:style-name="ce118"/>
          <table:table-cell table:style-name="ce118" office:value-type="string" calcext:value-type="string">
            <text:p>Tundra</text:p>
          </table:table-cell>
          <table:table-cell table:style-name="ce31" office:value-type="string" calcext:value-type="string">
            <text:p>Coast</text:p>
          </table:table-cell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Train Station</text:p>
          </table:table-cell>
          <table:table-cell table:style-name="ce118" table:number-columns-repeated="2"/>
          <table:table-cell table:number-columns-repeated="1003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Slater Mill</text:p>
          </table:table-cell>
          <table:table-cell table:style-name="ce118" office:value-type="string" calcext:value-type="string">
            <text:p>Steam Power</text:p>
          </table:table-cell>
          <table:table-cell table:style-name="ce127" office:value-type="float" office:value="37" calcext:value-type="float">
            <text:p>37</text:p>
          </table:table-cell>
          <table:table-cell table:style-name="ce118"/>
          <table:table-cell table:style-name="ce151" office:value-type="float" office:value="14" calcext:value-type="float">
            <text:p>14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Windmill</text:p>
          </table:table-cell>
          <table:table-cell table:style-name="ce118" office:value-type="string" calcext:value-type="string">
            <text:p>Plantation (2)</text:p>
          </table:table-cell>
          <table:table-cell table:style-name="ce118"/>
          <table:table-cell table:number-columns-repeated="1003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Panama Canal</text:p>
          </table:table-cell>
          <table:table-cell table:style-name="ce118" office:value-type="string" calcext:value-type="string">
            <text:p>Steam Power</text:p>
          </table:table-cell>
          <table:table-cell table:style-name="ce127" office:value-type="float" office:value="37" calcext:value-type="float">
            <text:p>37</text:p>
          </table:table-cell>
          <table:table-cell table:style-name="ce118"/>
          <table:table-cell table:style-name="ce151" office:value-type="float" office:value="14" calcext:value-type="float">
            <text:p>14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Isthmus , 10-tile area</text:p>
          </table:table-cell>
          <table:table-cell table:number-columns-repeated="1003"/>
        </table:table-row>
        <table:table-row table:style-name="ro2">
          <table:table-cell table:style-name="ce120" office:value-type="float" office:value="8" calcext:value-type="float">
            <text:p>8</text:p>
          </table:table-cell>
          <table:table-cell table:style-name="ce120" office:value-type="string" calcext:value-type="string">
            <text:p>Zocalo</text:p>
          </table:table-cell>
          <table:table-cell table:style-name="ce120" office:value-type="string" calcext:value-type="string">
            <text:p>Rifling</text:p>
          </table:table-cell>
          <table:table-cell table:style-name="ce128" office:value-type="float" office:value="34" calcext:value-type="float">
            <text:p>34</text:p>
          </table:table-cell>
          <table:table-cell table:style-name="ce120"/>
          <table:table-cell table:style-name="ce154" office:value-type="float" office:value="13" calcext:value-type="float">
            <text:p>13</text:p>
          </table:table-cell>
          <table:table-cell table:style-name="ce161"/>
          <table:table-cell table:style-name="ce161" office:value-type="string" calcext:value-type="string">
            <text:p>Plains</text:p>
          </table:table-cell>
          <table:table-cell table:style-name="ce164"/>
          <table:table-cell table:style-name="ce161" office:value-type="string" calcext:value-type="string">
            <text:p>F</text:p>
          </table:table-cell>
          <table:table-cell table:style-name="ce136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  <table:table-cell table:style-name="ce193"/>
          <table:table-cell table:style-name="ce161" table:number-columns-repeated="3"/>
          <table:table-cell table:number-columns-repeated="1003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Louvre</text:p>
          </table:table-cell>
          <table:table-cell table:style-name="ce118" office:value-type="string" calcext:value-type="string">
            <text:p>Archaeology</text:p>
          </table:table-cell>
          <table:table-cell table:style-name="ce127" office:value-type="float" office:value="35" calcext:value-type="float">
            <text:p>35</text:p>
          </table:table-cell>
          <table:table-cell table:style-name="ce135" office:value-type="string" calcext:value-type="string">
            <text:p>Artistry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Landmark (1)</text:p>
          </table:table-cell>
          <table:table-cell table:style-name="ce118" office:value-type="string" calcext:value-type="string">
            <text:p>Global Art (4)</text:p>
          </table:table-cell>
          <table:table-cell table:number-columns-repeated="1003"/>
        </table:table-row>
        <table:table-row table:style-name="ro2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Kew Gardens</text:p>
          </table:table-cell>
          <table:table-cell table:style-name="ce118" office:value-type="string" calcext:value-type="string">
            <text:p>Fertilizer</text:p>
          </table:table-cell>
          <table:table-cell table:style-name="ce127" office:value-type="float" office:value="40" calcext:value-type="float">
            <text:p>40</text:p>
          </table:table-cell>
          <table:table-cell table:style-name="ce139" office:value-type="string" calcext:value-type="string">
            <text:p>Rationalism</text:p>
          </table:table-cell>
          <table:table-cell table:style-name="ce151" office:value-type="float" office:value="0" calcext:value-type="float">
            <text:p>0</text:p>
          </table:table-cell>
          <table:table-cell table:style-name="ce116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office:value-type="string" calcext:value-type="string">
            <text:p>Agribusiness, Garden</text:p>
          </table:table-cell>
          <table:table-cell table:style-name="ce116" table:number-columns-repeated="2"/>
          <table:table-cell table:number-columns-repeated="1003"/>
        </table:table-row>
        <table:table-row table:style-name="ro2">
          <table:table-cell table:style-name="ce118" office:value-type="float" office:value="11" calcext:value-type="float">
            <text:p>11</text:p>
          </table:table-cell>
          <table:table-cell table:style-name="ce118" office:value-type="string" calcext:value-type="string">
            <text:p>Palace of Westminster</text:p>
          </table:table-cell>
          <table:table-cell table:style-name="ce118" office:value-type="string" calcext:value-type="string">
            <text:p>Industrialization</text:p>
          </table:table-cell>
          <table:table-cell table:style-name="ce127" office:value-type="float" office:value="41" calcext:value-type="float">
            <text:p>41</text:p>
          </table:table-cell>
          <table:table-cell table:style-name="ce135" office:value-type="string" calcext:value-type="string">
            <text:p>Statecraft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Monte Carlo</text:p>
          </table:table-cell>
          <table:table-cell table:style-name="ce118" office:value-type="string" calcext:value-type="string">
            <text:p>Industrialization</text:p>
          </table:table-cell>
          <table:table-cell table:style-name="ce127" office:value-type="float" office:value="41" calcext:value-type="float">
            <text:p>41</text:p>
          </table:table-cell>
          <table:table-cell table:style-name="ce135" office:value-type="string" calcext:value-type="string">
            <text:p>Artistry</text:p>
          </table:table-cell>
          <table:table-cell table:style-name="ce151" office:value-type="float" office:value="0" calcext:value-type="float">
            <text:p>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Ruhr Valley</text:p>
          </table:table-cell>
          <table:table-cell table:style-name="ce118" office:value-type="string" calcext:value-type="string">
            <text:p>Industrialization</text:p>
          </table:table-cell>
          <table:table-cell table:style-name="ce127" office:value-type="float" office:value="41" calcext:value-type="float">
            <text:p>41</text:p>
          </table:table-cell>
          <table:table-cell table:style-name="ce139" office:value-type="string" calcext:value-type="string">
            <text:p>Industry</text:p>
          </table:table-cell>
          <table:table-cell table:style-name="ce151" office:value-type="float" office:value="0" calcext:value-type="float">
            <text:p>0</text:p>
          </table:table-cell>
          <table:table-cell table:style-name="ce116" table:number-columns-repeated="2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table:number-columns-repeated="2"/>
          <table:table-cell table:style-name="ce116" office:value-type="string" calcext:value-type="string">
            <text:p>place for Coal</text:p>
          </table:table-cell>
          <table:table-cell table:number-columns-repeated="1003"/>
        </table:table-row>
        <table:table-row table:style-name="ro2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Eiffel Tower</text:p>
          </table:table-cell>
          <table:table-cell table:style-name="ce118" office:value-type="string" calcext:value-type="string">
            <text:p>Dynamite</text:p>
          </table:table-cell>
          <table:table-cell table:style-name="ce127" office:value-type="float" office:value="40" calcext:value-type="float">
            <text:p>40</text:p>
          </table:table-cell>
          <table:table-cell table:style-name="ce118"/>
          <table:table-cell table:style-name="ce151" office:value-type="float" office:value="16" calcext:value-type="float">
            <text:p>16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Grass</text:p>
          </table:table-cell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Iron</text:p>
          </table:table-cell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Darjeeling Himalayan Railway</text:p>
          </table:table-cell>
          <table:table-cell table:style-name="ce118" office:value-type="string" calcext:value-type="string">
            <text:p>Dynamite</text:p>
          </table:table-cell>
          <table:table-cell table:style-name="ce127" office:value-type="float" office:value="40" calcext:value-type="float">
            <text:p>40</text:p>
          </table:table-cell>
          <table:table-cell table:style-name="ce137" office:value-type="string" calcext:value-type="string">
            <text:p>Transport</text:p>
          </table:table-cell>
          <table:table-cell table:style-name="ce151" office:value-type="float" office:value="16" calcext:value-type="float">
            <text:p>16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X</text:p>
          </table:table-cell>
          <table:table-cell table:style-name="ce53"/>
          <table:table-cell table:style-name="ce59"/>
          <table:table-cell table:style-name="ce118" office:value-type="string" calcext:value-type="string">
            <text:p>Train Station</text:p>
          </table:table-cell>
          <table:table-cell table:style-name="ce118" table:number-columns-repeated="2"/>
          <table:table-cell table:number-columns-repeated="1003"/>
        </table:table-row>
        <table:table-row table:style-name="ro2">
          <table:table-cell table:style-name="ce118" office:value-type="float" office:value="16" calcext:value-type="float">
            <text:p>16</text:p>
          </table:table-cell>
          <table:table-cell table:style-name="ce118" office:value-type="string" calcext:value-type="string">
            <text:p>Brandenburg Gate</text:p>
          </table:table-cell>
          <table:table-cell table:style-name="ce118" office:value-type="string" calcext:value-type="string">
            <text:p>Military Science</text:p>
          </table:table-cell>
          <table:table-cell table:style-name="ce127" office:value-type="float" office:value="35" calcext:value-type="float">
            <text:p>35</text:p>
          </table:table-cell>
          <table:table-cell table:style-name="ce139" office:value-type="string" calcext:value-type="string">
            <text:p>Imperialism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Citadel/Fort (1)</text:p>
          </table:table-cell>
          <table:table-cell table:style-name="ce118"/>
          <table:table-cell table:number-columns-repeated="1003"/>
        </table:table-row>
        <table:table-row table:style-name="ro2">
          <table:table-cell table:style-name="ce118" office:value-type="float" office:value="17" calcext:value-type="float">
            <text:p>17</text:p>
          </table:table-cell>
          <table:table-cell table:style-name="ce118" office:value-type="string" calcext:value-type="string">
            <text:p>Banff Springs Hotel</text:p>
          </table:table-cell>
          <table:table-cell table:style-name="ce118" office:value-type="string" calcext:value-type="string">
            <text:p>Military Science</text:p>
          </table:table-cell>
          <table:table-cell table:style-name="ce127" office:value-type="float" office:value="35" calcext:value-type="float">
            <text:p>35</text:p>
          </table:table-cell>
          <table:table-cell table:style-name="ce139" office:value-type="string" calcext:value-type="string">
            <text:p>Industry</text:p>
          </table:table-cell>
          <table:table-cell table:style-name="ce151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Tundra</text:p>
          </table:table-cell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190"/>
          <table:table-cell table:style-name="ce116" table:number-columns-repeated="3"/>
          <table:table-cell table:number-columns-repeated="1003"/>
        </table:table-row>
        <table:table-row table:style-name="ro2">
          <table:table-cell table:style-name="ce118" office:value-type="float" office:value="18" calcext:value-type="float">
            <text:p>18</text:p>
          </table:table-cell>
          <table:table-cell table:style-name="ce118" office:value-type="string" calcext:value-type="string">
            <text:p>Orszaghaz</text:p>
          </table:table-cell>
          <table:table-cell table:style-name="ce118" office:value-type="string" calcext:value-type="string">
            <text:p>Military Science</text:p>
          </table:table-cell>
          <table:table-cell table:style-name="ce127" office:value-type="float" office:value="35" calcext:value-type="float">
            <text:p>35</text:p>
          </table:table-cell>
          <table:table-cell table:style-name="ce142" office:value-type="string" calcext:value-type="string">
            <text:p>Freedom</text:p>
          </table:table-cell>
          <table:table-cell table:style-name="ce151" office:value-type="float" office:value="15" calcext:value-type="float">
            <text:p>15</text:p>
          </table:table-cell>
          <table:table-cell table:style-name="ce116" table:number-columns-repeated="2"/>
          <table:table-cell table:style-name="ce31" office:value-type="string" calcext:value-type="string">
            <text:p>Coast</text:p>
          </table:table-cell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office:value-type="string" calcext:value-type="string">
            <text:p>Constabulary</text:p>
          </table:table-cell>
          <table:table-cell table:style-name="ce116" table:number-columns-repeated="2"/>
          <table:table-cell table:number-columns-repeated="1003"/>
        </table:table-row>
        <table:table-row table:style-name="ro2">
          <table:table-cell table:style-name="ce117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Statue of Liberty</text:p>
          </table:table-cell>
          <table:table-cell table:style-name="ce118" office:value-type="string" calcext:value-type="string">
            <text:p>Biology</text:p>
          </table:table-cell>
          <table:table-cell table:style-name="ce127" office:value-type="float" office:value="42" calcext:value-type="float">
            <text:p>42</text:p>
          </table:table-cell>
          <table:table-cell table:style-name="ce142" office:value-type="string" calcext:value-type="string">
            <text:p>Freedom</text:p>
          </table:table-cell>
          <table:table-cell table:style-name="ce151" office:value-type="float" office:value="17" calcext:value-type="float">
            <text:p>17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97" office:value-type="string" calcext:value-type="string">
            <text:p>Specialists (10)</text:p>
          </table:table-cell>
          <table:table-cell table:number-columns-repeated="1003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Polar Expedition</text:p>
          </table:table-cell>
          <table:table-cell table:style-name="ce118" office:value-type="string" calcext:value-type="string">
            <text:p>Biology</text:p>
          </table:table-cell>
          <table:table-cell table:style-name="ce127" office:value-type="float" office:value="42" calcext:value-type="float">
            <text:p>42</text:p>
          </table:table-cell>
          <table:table-cell table:style-name="ce118"/>
          <table:table-cell table:style-name="ce151" office:value-type="float" office:value="17" calcext:value-type="float">
            <text:p>17</text:p>
          </table:table-cell>
          <table:table-cell table:style-name="ce118"/>
          <table:table-cell table:style-name="ce116" office:value-type="string" calcext:value-type="string">
            <text:p>Snow</text:p>
          </table:table-cell>
          <table:table-cell table:style-name="ce31" office:value-type="string" calcext:value-type="string">
            <text:p>Water</text:p>
          </table:table-cell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table:number-columns-repeated="3"/>
          <table:table-cell table:number-columns-repeated="1003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Empire State Building</text:p>
          </table:table-cell>
          <table:table-cell table:style-name="ce118" office:value-type="string" calcext:value-type="string">
            <text:p>Electricity</text:p>
          </table:table-cell>
          <table:table-cell table:style-name="ce127" office:value-type="float" office:value="46" calcext:value-type="float">
            <text:p>46</text:p>
          </table:table-cell>
          <table:table-cell table:style-name="ce118"/>
          <table:table-cell table:style-name="ce151" office:value-type="float" office:value="18" calcext:value-type="float">
            <text:p>18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Aluminum</text:p>
          </table:table-cell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Akihabara Electric Town</text:p>
          </table:table-cell>
          <table:table-cell table:style-name="ce118" office:value-type="string" calcext:value-type="string">
            <text:p>Electricity</text:p>
          </table:table-cell>
          <table:table-cell table:style-name="ce127" office:value-type="float" office:value="46" calcext:value-type="float">
            <text:p>46</text:p>
          </table:table-cell>
          <table:table-cell table:style-name="ce118"/>
          <table:table-cell table:style-name="ce151" office:value-type="float" office:value="18" calcext:value-type="float">
            <text:p>18</text:p>
          </table:table-cell>
          <table:table-cell table:style-name="ce118"/>
          <table:table-cell table:style-name="ce116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/>
          <table:table-cell table:style-name="ce116" office:value-type="string" calcext:value-type="string">
            <text:p>Town (1)</text:p>
          </table:table-cell>
          <table:table-cell table:style-name="ce116" office:value-type="string" calcext:value-type="string">
            <text:p>Merchant Specialists (3)</text:p>
          </table:table-cell>
          <table:table-cell table:number-columns-repeated="1003"/>
        </table:table-row>
        <table:table-row table:style-name="ro2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Rockefeller Center</text:p>
          </table:table-cell>
          <table:table-cell table:style-name="ce118" office:value-type="string" calcext:value-type="string">
            <text:p>Corporations</text:p>
          </table:table-cell>
          <table:table-cell table:style-name="ce127" office:value-type="float" office:value="46" calcext:value-type="float">
            <text:p>46</text:p>
          </table:table-cell>
          <table:table-cell table:style-name="ce118"/>
          <table:table-cell table:style-name="ce151" office:value-type="float" office:value="18" calcext:value-type="float">
            <text:p>18</text:p>
          </table:table-cell>
          <table:table-cell table:style-name="ce118"/>
          <table:table-cell table:style-name="ce116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 office:value-type="string" calcext:value-type="string">
            <text:p>Oil</text:p>
          </table:table-cell>
          <table:table-cell table:style-name="ce116" office:value-type="string" calcext:value-type="string">
            <text:p>Opera</text:p>
          </table:table-cell>
          <table:table-cell table:style-name="ce116" table:number-columns-repeated="2"/>
          <table:table-cell table:number-columns-repeated="1003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Motherland Calls</text:p>
          </table:table-cell>
          <table:table-cell table:style-name="ce118" office:value-type="string" calcext:value-type="string">
            <text:p>Replacable Parts</text:p>
          </table:table-cell>
          <table:table-cell table:style-name="ce127" office:value-type="float" office:value="46" calcext:value-type="float">
            <text:p>46</text:p>
          </table:table-cell>
          <table:table-cell table:style-name="ce145" office:value-type="string" calcext:value-type="string">
            <text:p>Order</text:p>
          </table:table-cell>
          <table:table-cell table:style-name="ce151" office:value-type="float" office:value="18" calcext:value-type="float">
            <text:p>18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 office:value-type="string" calcext:value-type="string">
            <text:p>Coast</text:p>
          </table:table-cell>
          <table:table-cell table:style-name="ce118" office:value-type="string" calcext:value-type="string">
            <text:p>H</text:p>
          </table:table-cell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Autobahn </text:p>
          </table:table-cell>
          <table:table-cell table:style-name="ce118" office:value-type="string" calcext:value-type="string">
            <text:p>Combustion</text:p>
          </table:table-cell>
          <table:table-cell table:style-name="ce127" office:value-type="float" office:value="42" calcext:value-type="float">
            <text:p>42</text:p>
          </table:table-cell>
          <table:table-cell table:style-name="ce137" office:value-type="string" calcext:value-type="string">
            <text:p>Transport</text:p>
          </table:table-cell>
          <table:table-cell table:style-name="ce151" office:value-type="float" office:value="17" calcext:value-type="float">
            <text:p>17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21" office:value-type="float" office:value="8" calcext:value-type="float">
            <text:p>8</text:p>
          </table:table-cell>
          <table:table-cell table:style-name="ce121" office:value-type="string" calcext:value-type="string">
            <text:p>Cristo Redentor</text:p>
          </table:table-cell>
          <table:table-cell table:style-name="ce121" office:value-type="string" calcext:value-type="string">
            <text:p>Plastics</text:p>
          </table:table-cell>
          <table:table-cell table:style-name="ce129" office:value-type="float" office:value="48" calcext:value-type="float">
            <text:p>48</text:p>
          </table:table-cell>
          <table:table-cell table:style-name="ce121"/>
          <table:table-cell table:style-name="ce158" office:value-type="float" office:value="19" calcext:value-type="float">
            <text:p>19</text:p>
          </table:table-cell>
          <table:table-cell table:style-name="ce121" office:value-type="string" calcext:value-type="string">
            <text:p>X</text:p>
          </table:table-cell>
          <table:table-cell table:style-name="ce121"/>
          <table:table-cell table:style-name="ce165"/>
          <table:table-cell table:style-name="ce121" office:value-type="string" calcext:value-type="string">
            <text:p>H</text:p>
          </table:table-cell>
          <table:table-cell table:style-name="ce167" office:value-type="string" calcext:value-type="string">
            <text:p>X</text:p>
          </table:table-cell>
          <table:table-cell table:style-name="ce171" table:number-columns-repeated="2"/>
          <table:table-cell table:style-name="ce175" office:value-type="string" calcext:value-type="string">
            <text:p>FJ</text:p>
          </table:table-cell>
          <table:table-cell table:style-name="ce179" office:value-type="string" calcext:value-type="string">
            <text:p>FJ</text:p>
          </table:table-cell>
          <table:table-cell table:style-name="ce183"/>
          <table:table-cell table:style-name="ce187"/>
          <table:table-cell table:style-name="ce194"/>
          <table:table-cell table:style-name="ce121" table:number-columns-repeated="3"/>
          <table:table-cell table:number-columns-repeated="1003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<text:s/>Interstate Highway System</text:p>
          </table:table-cell>
          <table:table-cell table:style-name="ce118" office:value-type="string" calcext:value-type="string">
            <text:p>Plastics</text:p>
          </table:table-cell>
          <table:table-cell table:style-name="ce127" office:value-type="float" office:value="48" calcext:value-type="float">
            <text:p>48</text:p>
          </table:table-cell>
          <table:table-cell table:style-name="ce137" office:value-type="string" calcext:value-type="string">
            <text:p>Transport</text:p>
          </table:table-cell>
          <table:table-cell table:style-name="ce151" office:value-type="float" office:value="19" calcext:value-type="float">
            <text:p>19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Broadway</text:p>
          </table:table-cell>
          <table:table-cell table:style-name="ce118" office:value-type="string" calcext:value-type="string">
            <text:p>Radio</text:p>
          </table:table-cell>
          <table:table-cell table:style-name="ce127" office:value-type="float" office:value="51" calcext:value-type="float">
            <text:p>51</text:p>
          </table:table-cell>
          <table:table-cell table:style-name="ce139" office:value-type="string" calcext:value-type="string">
            <text:p>Industry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Global Music (3)</text:p>
          </table:table-cell>
          <table:table-cell table:number-columns-repeated="1003"/>
        </table:table-row>
        <table:table-row table:style-name="ro2">
          <table:table-cell table:style-name="ce118" office:value-type="float" office:value="11" calcext:value-type="float">
            <text:p>11</text:p>
          </table:table-cell>
          <table:table-cell table:style-name="ce118" office:value-type="string" calcext:value-type="string">
            <text:p>Hollywood</text:p>
          </table:table-cell>
          <table:table-cell table:style-name="ce118" office:value-type="string" calcext:value-type="string">
            <text:p>Radio</text:p>
          </table:table-cell>
          <table:table-cell table:style-name="ce127" office:value-type="float" office:value="51" calcext:value-type="float">
            <text:p>51</text:p>
          </table:table-cell>
          <table:table-cell table:style-name="ce142" office:value-type="string" calcext:value-type="string">
            <text:p>Freedom</text:p>
          </table:table-cell>
          <table:table-cell table:style-name="ce151" office:value-type="float" office:value="21" calcext:value-type="float">
            <text:p>21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Prora</text:p>
          </table:table-cell>
          <table:table-cell table:style-name="ce118" office:value-type="string" calcext:value-type="string">
            <text:p>Flight</text:p>
          </table:table-cell>
          <table:table-cell table:style-name="ce127" office:value-type="float" office:value="51" calcext:value-type="float">
            <text:p>51</text:p>
          </table:table-cell>
          <table:table-cell table:style-name="ce148" office:value-type="string" calcext:value-type="string">
            <text:p>Autocracy</text:p>
          </table:table-cell>
          <table:table-cell table:style-name="ce151" office:value-type="float" office:value="21" calcext:value-type="float">
            <text:p>21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 office:value-type="string" calcext:value-type="string">
            <text:p>FJ</text:p>
          </table:table-cell>
          <table:table-cell table:style-name="ce45" office:value-type="string" calcext:value-type="string">
            <text:p>FJ</text:p>
          </table:table-cell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Concorde</text:p>
          </table:table-cell>
          <table:table-cell table:style-name="ce118" office:value-type="string" calcext:value-type="string">
            <text:p>Flight</text:p>
          </table:table-cell>
          <table:table-cell table:style-name="ce127" office:value-type="float" office:value="51" calcext:value-type="float">
            <text:p>51</text:p>
          </table:table-cell>
          <table:table-cell table:style-name="ce137" office:value-type="string" calcext:value-type="string">
            <text:p>Transport</text:p>
          </table:table-cell>
          <table:table-cell table:style-name="ce151" office:value-type="float" office:value="21" calcext:value-type="float">
            <text:p>21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Mount Rushmore</text:p>
          </table:table-cell>
          <table:table-cell table:style-name="ce118" office:value-type="string" calcext:value-type="string">
            <text:p>Ballistics</text:p>
          </table:table-cell>
          <table:table-cell table:style-name="ce127" office:value-type="float" office:value="48" calcext:value-type="float">
            <text:p>48</text:p>
          </table:table-cell>
          <table:table-cell table:style-name="ce118"/>
          <table:table-cell table:style-name="ce151" office:value-type="float" office:value="19" calcext:value-type="float">
            <text:p>19</text:p>
          </table:table-cell>
          <table:table-cell table:style-name="ce118"/>
          <table:table-cell table:style-name="ce116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 office:value-type="string" calcext:value-type="string">
            <text:p>X</text:p>
          </table:table-cell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190"/>
          <table:table-cell table:style-name="ce116" table:number-columns-repeated="3"/>
          <table:table-cell table:number-columns-repeated="1003"/>
        </table:table-row>
        <table:table-row table:style-name="ro2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Sanbo Honbu</text:p>
          </table:table-cell>
          <table:table-cell table:style-name="ce118" office:value-type="string" calcext:value-type="string">
            <text:p>Ballistics</text:p>
          </table:table-cell>
          <table:table-cell table:style-name="ce127" office:value-type="float" office:value="48" calcext:value-type="float">
            <text:p>48</text:p>
          </table:table-cell>
          <table:table-cell table:style-name="ce148" office:value-type="string" calcext:value-type="string">
            <text:p>Autocracy</text:p>
          </table:table-cell>
          <table:table-cell table:style-name="ce151" office:value-type="float" office:value="19" calcext:value-type="float">
            <text:p>19</text:p>
          </table:table-cell>
          <table:table-cell table:style-name="ce118"/>
          <table:table-cell table:style-name="ce116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 office:value-type="string" calcext:value-type="string">
            <text:p>Military Academy, Arsenal</text:p>
          </table:table-cell>
          <table:table-cell table:style-name="ce116" table:number-columns-repeated="2"/>
          <table:table-cell table:number-columns-repeated="1003"/>
        </table:table-row>
        <table:table-row table:style-name="ro2">
          <table:table-cell table:style-name="ce117" office:value-type="string" calcext:value-type="string" table:number-columns-spanned="21" table:number-rows-spanned="1">
            <text:p>ATOMIC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Great Hall of People</text:p>
          </table:table-cell>
          <table:table-cell table:style-name="ce118" office:value-type="string" calcext:value-type="string">
            <text:p>Penicilin</text:p>
          </table:table-cell>
          <table:table-cell table:style-name="ce127" office:value-type="float" office:value="49" calcext:value-type="float">
            <text:p>49</text:p>
          </table:table-cell>
          <table:table-cell table:style-name="ce145" office:value-type="string" calcext:value-type="string">
            <text:p>Order</text:p>
          </table:table-cell>
          <table:table-cell table:style-name="ce151" office:value-type="float" office:value="20" calcext:value-type="float">
            <text:p>2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Habitat-67</text:p>
          </table:table-cell>
          <table:table-cell table:style-name="ce118" office:value-type="string" calcext:value-type="string">
            <text:p>Penicilin</text:p>
          </table:table-cell>
          <table:table-cell table:style-name="ce127" office:value-type="float" office:value="49" calcext:value-type="float">
            <text:p>49</text:p>
          </table:table-cell>
          <table:table-cell table:style-name="ce118"/>
          <table:table-cell table:style-name="ce151" office:value-type="float" office:value="20" calcext:value-type="float">
            <text:p>2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Maracana</text:p>
          </table:table-cell>
          <table:table-cell table:style-name="ce118" office:value-type="string" calcext:value-type="string">
            <text:p>Refrigeration</text:p>
          </table:table-cell>
          <table:table-cell table:style-name="ce127" office:value-type="float" office:value="54" calcext:value-type="float">
            <text:p>54</text:p>
          </table:table-cell>
          <table:table-cell table:style-name="ce118"/>
          <table:table-cell table:style-name="ce151" office:value-type="float" office:value="22" calcext:value-type="float">
            <text:p>22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Wostok Station</text:p>
          </table:table-cell>
          <table:table-cell table:style-name="ce118" office:value-type="string" calcext:value-type="string">
            <text:p>Refrigeration</text:p>
          </table:table-cell>
          <table:table-cell table:style-name="ce127" office:value-type="float" office:value="54" calcext:value-type="float">
            <text:p>54</text:p>
          </table:table-cell>
          <table:table-cell table:style-name="ce118"/>
          <table:table-cell table:style-name="ce151" office:value-type="float" office:value="22" calcext:value-type="float">
            <text:p>22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Nuclear Research Facility</text:p>
          </table:table-cell>
          <table:table-cell table:style-name="ce118" office:value-type="string" calcext:value-type="string">
            <text:p>Atomic Theory</text:p>
          </table:table-cell>
          <table:table-cell table:style-name="ce127" office:value-type="float" office:value="55" calcext:value-type="float">
            <text:p>55</text:p>
          </table:table-cell>
          <table:table-cell table:style-name="ce148" office:value-type="string" calcext:value-type="string">
            <text:p>Autocracy</text:p>
          </table:table-cell>
          <table:table-cell table:style-name="ce151" office:value-type="float" office:value="22" calcext:value-type="float">
            <text:p>22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JFK Space Centre</text:p>
          </table:table-cell>
          <table:table-cell table:style-name="ce118" office:value-type="string" calcext:value-type="string">
            <text:p>Rocketry</text:p>
          </table:table-cell>
          <table:table-cell table:style-name="ce127" office:value-type="float" office:value="54" calcext:value-type="float">
            <text:p>54</text:p>
          </table:table-cell>
          <table:table-cell table:style-name="ce142" office:value-type="string" calcext:value-type="string">
            <text:p>Freedom</text:p>
          </table:table-cell>
          <table:table-cell table:style-name="ce151" office:value-type="float" office:value="22" calcext:value-type="float">
            <text:p>22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Sputnik</text:p>
          </table:table-cell>
          <table:table-cell table:style-name="ce118" office:value-type="string" calcext:value-type="string">
            <text:p>Rocketry</text:p>
          </table:table-cell>
          <table:table-cell table:style-name="ce127" office:value-type="float" office:value="54" calcext:value-type="float">
            <text:p>54</text:p>
          </table:table-cell>
          <table:table-cell table:style-name="ce145" office:value-type="string" calcext:value-type="string">
            <text:p>Order</text:p>
          </table:table-cell>
          <table:table-cell table:style-name="ce151" office:value-type="float" office:value="22" calcext:value-type="float">
            <text:p>22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Pentagon</text:p>
          </table:table-cell>
          <table:table-cell table:style-name="ce118" office:value-type="string" calcext:value-type="string">
            <text:p>Combined Arms</text:p>
          </table:table-cell>
          <table:table-cell table:style-name="ce127" office:value-type="float" office:value="49" calcext:value-type="float">
            <text:p>49</text:p>
          </table:table-cell>
          <table:table-cell table:style-name="ce139" office:value-type="string" calcext:value-type="string">
            <text:p>Imperialism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/>
          <table:table-cell table:style-name="ce37" office:value-type="string" calcext:value-type="string">
            <text:p>X</text:p>
          </table:table-cell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/>
          <table:table-cell table:style-name="ce118" office:value-type="string" calcext:value-type="string">
            <text:p>Citadel/Fort (1)</text:p>
          </table:table-cell>
          <table:table-cell table:style-name="ce118"/>
          <table:table-cell table:number-columns-repeated="1003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Anitkabir</text:p>
          </table:table-cell>
          <table:table-cell table:style-name="ce118" office:value-type="string" calcext:value-type="string">
            <text:p>Combined Arms</text:p>
          </table:table-cell>
          <table:table-cell table:style-name="ce127" office:value-type="float" office:value="49" calcext:value-type="float">
            <text:p>49</text:p>
          </table:table-cell>
          <table:table-cell table:style-name="ce148" office:value-type="string" calcext:value-type="string">
            <text:p>Autocracy</text:p>
          </table:table-cell>
          <table:table-cell table:style-name="ce151" office:value-type="float" office:value="20" calcext:value-type="float">
            <text:p>20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21" office:value-type="float" office:value="10" calcext:value-type="float">
            <text:p>10</text:p>
          </table:table-cell>
          <table:table-cell table:style-name="ce121" office:value-type="string" calcext:value-type="string">
            <text:p>Thule Air Base</text:p>
          </table:table-cell>
          <table:table-cell table:style-name="ce121" office:value-type="string" calcext:value-type="string">
            <text:p>Electronics</text:p>
          </table:table-cell>
          <table:table-cell table:style-name="ce129" office:value-type="float" office:value="56" calcext:value-type="float">
            <text:p>56</text:p>
          </table:table-cell>
          <table:table-cell table:style-name="ce139" office:value-type="string" calcext:value-type="string">
            <text:p>Imperialism</text:p>
          </table:table-cell>
          <table:table-cell table:style-name="ce158" office:value-type="float" office:value="0" calcext:value-type="float">
            <text:p>0</text:p>
          </table:table-cell>
          <table:table-cell table:style-name="ce121" table:number-columns-repeated="2"/>
          <table:table-cell table:style-name="ce165"/>
          <table:table-cell table:style-name="ce121"/>
          <table:table-cell table:style-name="ce167"/>
          <table:table-cell table:style-name="ce171" table:number-columns-repeated="2"/>
          <table:table-cell table:style-name="ce175"/>
          <table:table-cell table:style-name="ce179"/>
          <table:table-cell table:style-name="ce183"/>
          <table:table-cell table:style-name="ce187"/>
          <table:table-cell table:style-name="ce194"/>
          <table:table-cell table:style-name="ce121" table:number-columns-repeated="3"/>
          <table:table-cell table:style-name="ce199" table:number-columns-repeated="43"/>
          <table:table-cell table:style-name="ce202" table:number-columns-repeated="960"/>
        </table:table-row>
        <table:table-row table:style-name="ro2">
          <table:table-cell table:style-name="ce118" office:value-type="float" office:value="11" calcext:value-type="float">
            <text:p>11</text:p>
          </table:table-cell>
          <table:table-cell table:style-name="ce118" office:value-type="string" calcext:value-type="string">
            <text:p>White Sands Missile Range</text:p>
          </table:table-cell>
          <table:table-cell table:style-name="ce118" office:value-type="string" calcext:value-type="string">
            <text:p>Electronics</text:p>
          </table:table-cell>
          <table:table-cell table:style-name="ce127" office:value-type="float" office:value="56" calcext:value-type="float">
            <text:p>56</text:p>
          </table:table-cell>
          <table:table-cell table:style-name="ce116"/>
          <table:table-cell table:style-name="ce151" office:value-type="float" office:value="23" calcext:value-type="float">
            <text:p>23</text:p>
          </table:table-cell>
          <table:table-cell table:style-name="ce118"/>
          <table:table-cell table:style-name="ce116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 office:value-type="string" calcext:value-type="string">
            <text:p>Uranium</text:p>
          </table:table-cell>
          <table:table-cell table:style-name="ce116" table:number-columns-repeated="3"/>
          <table:table-cell table:style-name="ce199" table:number-columns-repeated="43"/>
          <table:table-cell table:style-name="ce202" table:number-columns-repeated="960"/>
        </table:table-row>
        <table:table-row table:style-name="ro2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Bletchey Park</text:p>
          </table:table-cell>
          <table:table-cell table:style-name="ce118" office:value-type="string" calcext:value-type="string">
            <text:p>Computers</text:p>
          </table:table-cell>
          <table:table-cell table:style-name="ce127" office:value-type="float" office:value="59" calcext:value-type="float">
            <text:p>59</text:p>
          </table:table-cell>
          <table:table-cell table:style-name="ce139" office:value-type="string" calcext:value-type="string">
            <text:p>Rationalism</text:p>
          </table:table-cell>
          <table:table-cell table:style-name="ce151" office:value-type="float" office:value="0" calcext:value-type="float">
            <text:p>0</text:p>
          </table:table-cell>
          <table:table-cell table:style-name="ce118" office:value-type="string" calcext:value-type="string">
            <text:p>X</text:p>
          </table:table-cell>
          <table:table-cell table:style-name="ce118" office:value-type="string" calcext:value-type="string">
            <text:p>Grass</text:p>
          </table:table-cell>
          <table:table-cell table:style-name="ce31" office:value-type="string" calcext:value-type="string">
            <text:p>Coast</text:p>
          </table:table-cell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Millau Viaduct</text:p>
          </table:table-cell>
          <table:table-cell table:style-name="ce118" office:value-type="string" calcext:value-type="string">
            <text:p>Computers</text:p>
          </table:table-cell>
          <table:table-cell table:style-name="ce127" office:value-type="float" office:value="59" calcext:value-type="float">
            <text:p>59</text:p>
          </table:table-cell>
          <table:table-cell table:style-name="ce116"/>
          <table:table-cell table:style-name="ce151" office:value-type="float" office:value="24" calcext:value-type="float">
            <text:p>24</text:p>
          </table:table-cell>
          <table:table-cell table:style-name="ce118"/>
          <table:table-cell table:style-name="ce116"/>
          <table:table-cell table:style-name="ce31" office:value-type="string" calcext:value-type="string">
            <text:p>Coast</text:p>
          </table:table-cell>
          <table:table-cell table:style-name="ce116" office:value-type="string" calcext:value-type="string">
            <text:p>H</text:p>
          </table:table-cell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/>
          <table:table-cell table:style-name="ce116" office:value-type="string" calcext:value-type="string">
            <text:p>Village (1)</text:p>
          </table:table-cell>
          <table:table-cell table:style-name="ce116"/>
          <table:table-cell table:number-columns-repeated="1003"/>
        </table:table-row>
        <table:table-row table:style-name="ro2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Kumsusan Palace of the Sun</text:p>
          </table:table-cell>
          <table:table-cell table:style-name="ce118" office:value-type="string" calcext:value-type="string">
            <text:p>Nuclear Fission</text:p>
          </table:table-cell>
          <table:table-cell table:style-name="ce127" office:value-type="float" office:value="59" calcext:value-type="float">
            <text:p>59</text:p>
          </table:table-cell>
          <table:table-cell table:style-name="ce145" office:value-type="string" calcext:value-type="string">
            <text:p>Order</text:p>
          </table:table-cell>
          <table:table-cell table:style-name="ce151" office:value-type="float" office:value="24" calcext:value-type="float">
            <text:p>24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Arecibo Observatory</text:p>
          </table:table-cell>
          <table:table-cell table:style-name="ce118" office:value-type="string" calcext:value-type="string">
            <text:p>Radar</text:p>
          </table:table-cell>
          <table:table-cell table:style-name="ce127" office:value-type="float" office:value="56" calcext:value-type="float">
            <text:p>56</text:p>
          </table:table-cell>
          <table:table-cell table:style-name="ce139" office:value-type="string" calcext:value-type="string">
            <text:p>Rationalism</text:p>
          </table:table-cell>
          <table:table-cell table:style-name="ce151" office:value-type="float" office:value="0" calcext:value-type="float">
            <text:p>0</text:p>
          </table:table-cell>
          <table:table-cell table:style-name="ce118"/>
          <table:table-cell table:style-name="ce116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 office:value-type="string" calcext:value-type="string">
            <text:p>X</text:p>
          </table:table-cell>
          <table:table-cell table:style-name="ce53"/>
          <table:table-cell table:style-name="ce190"/>
          <table:table-cell table:style-name="ce116"/>
          <table:table-cell table:style-name="ce116" office:value-type="string" calcext:value-type="string">
            <text:p>Academy (1)</text:p>
          </table:table-cell>
          <table:table-cell table:style-name="ce116"/>
          <table:table-cell table:number-columns-repeated="1003"/>
        </table:table-row>
        <table:table-row table:style-name="ro2">
          <table:table-cell table:style-name="ce117" office:value-type="string" calcext:value-type="string" table:number-columns-spanned="21" table:number-rows-spanned="1">
            <text:p>INFORMATION ERA</text:p>
          </table:table-cell>
          <table:covered-table-cell table:number-columns-repeated="2" table:style-name="ce118"/>
          <table:covered-table-cell table:style-name="ce126"/>
          <table:covered-table-cell table:style-name="ce118"/>
          <table:covered-table-cell table:style-name="ce153"/>
          <table:covered-table-cell table:number-columns-repeated="2" table:style-name="ce118"/>
          <table:covered-table-cell table:style-name="ce31"/>
          <table:covered-table-cell table:style-name="ce118"/>
          <table:covered-table-cell table:style-name="ce14"/>
          <table:covered-table-cell table:number-columns-repeated="2" table:style-name="ce37"/>
          <table:covered-table-cell table:style-name="ce41"/>
          <table:covered-table-cell table:style-name="ce45"/>
          <table:covered-table-cell table:style-name="ce49"/>
          <table:covered-table-cell table:style-name="ce53"/>
          <table:covered-table-cell table:style-name="ce59"/>
          <table:covered-table-cell table:number-columns-repeated="3" table:style-name="ce118"/>
          <table:table-cell table:number-columns-repeated="1003"/>
        </table:table-row>
        <table:table-row table:style-name="ro2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Northern Light Cathedral</text:p>
          </table:table-cell>
          <table:table-cell table:style-name="ce118" office:value-type="string" calcext:value-type="string">
            <text:p>Alternative Energy</text:p>
          </table:table-cell>
          <table:table-cell table:style-name="ce127" office:value-type="float" office:value="57" calcext:value-type="float">
            <text:p>57</text:p>
          </table:table-cell>
          <table:table-cell table:style-name="ce118"/>
          <table:table-cell table:style-name="ce151" office:value-type="float" office:value="23" calcext:value-type="float">
            <text:p>23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Svalbard Global Seed Vault</text:p>
          </table:table-cell>
          <table:table-cell table:style-name="ce118" office:value-type="string" calcext:value-type="string">
            <text:p>Alternative Energy</text:p>
          </table:table-cell>
          <table:table-cell table:style-name="ce127" office:value-type="float" office:value="57" calcext:value-type="float">
            <text:p>57</text:p>
          </table:table-cell>
          <table:table-cell table:style-name="ce118"/>
          <table:table-cell table:style-name="ce151" office:value-type="float" office:value="23" calcext:value-type="float">
            <text:p>23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3" calcext:value-type="float">
            <text:p>3</text:p>
          </table:table-cell>
          <table:table-cell table:style-name="ce118" office:value-type="string" calcext:value-type="string">
            <text:p>CN Tower</text:p>
          </table:table-cell>
          <table:table-cell table:style-name="ce118" office:value-type="string" calcext:value-type="string">
            <text:p>Telecommunications</text:p>
          </table:table-cell>
          <table:table-cell table:style-name="ce127" office:value-type="float" office:value="62" calcext:value-type="float">
            <text:p>62</text:p>
          </table:table-cell>
          <table:table-cell table:style-name="ce118"/>
          <table:table-cell table:style-name="ce151" office:value-type="float" office:value="25" calcext:value-type="float">
            <text:p>25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 office:value-type="string" calcext:value-type="string">
            <text:p>F</text:p>
          </table:table-cell>
          <table:table-cell table:style-name="ce14"/>
          <table:table-cell table:style-name="ce37" office:value-type="string" calcext:value-type="string">
            <text:p>X</text:p>
          </table:table-cell>
          <table:table-cell table:style-name="ce37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Happiness &gt; 80%</text:p>
          </table:table-cell>
          <table:table-cell table:number-columns-repeated="1003"/>
        </table:table-row>
        <table:table-row table:style-name="ro2">
          <table:table-cell table:style-name="ce118" office:value-type="float" office:value="4" calcext:value-type="float">
            <text:p>4</text:p>
          </table:table-cell>
          <table:table-cell table:style-name="ce118" office:value-type="string" calcext:value-type="string">
            <text:p>Sydney Opera House</text:p>
          </table:table-cell>
          <table:table-cell table:style-name="ce118" office:value-type="string" calcext:value-type="string">
            <text:p>Telecommunications</text:p>
          </table:table-cell>
          <table:table-cell table:style-name="ce127" office:value-type="float" office:value="62" calcext:value-type="float">
            <text:p>62</text:p>
          </table:table-cell>
          <table:table-cell table:style-name="ce118"/>
          <table:table-cell table:style-name="ce151" office:value-type="float" office:value="25" calcext:value-type="float">
            <text:p>25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2"/>
          <table:table-cell table:style-name="ce118" office:value-type="string" calcext:value-type="string">
            <text:p>Global Music (4)</text:p>
          </table:table-cell>
          <table:table-cell table:number-columns-repeated="1003"/>
        </table:table-row>
        <table:table-row table:style-name="ro2">
          <table:table-cell table:style-name="ce118" office:value-type="float" office:value="5" calcext:value-type="float">
            <text:p>5</text:p>
          </table:table-cell>
          <table:table-cell table:style-name="ce118" office:value-type="string" calcext:value-type="string">
            <text:p>Palm Jumeirah</text:p>
          </table:table-cell>
          <table:table-cell table:style-name="ce118" office:value-type="string" calcext:value-type="string">
            <text:p>Satellites</text:p>
          </table:table-cell>
          <table:table-cell table:style-name="ce127" office:value-type="float" office:value="64" calcext:value-type="float">
            <text:p>64</text:p>
          </table:table-cell>
          <table:table-cell table:style-name="ce118"/>
          <table:table-cell table:style-name="ce151" office:value-type="float" office:value="26" calcext:value-type="float">
            <text:p>26</text:p>
          </table:table-cell>
          <table:table-cell table:style-name="ce118"/>
          <table:table-cell table:style-name="ce116"/>
          <table:table-cell table:style-name="ce31"/>
          <table:table-cell table:style-name="ce116"/>
          <table:table-cell table:style-name="ce14" office:value-type="string" calcext:value-type="string">
            <text:p>X</text:p>
          </table:table-cell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 office:value-type="string" calcext:value-type="string">
            <text:p>Oil</text:p>
          </table:table-cell>
          <table:table-cell table:style-name="ce116" table:number-columns-repeated="3"/>
          <table:table-cell table:number-columns-repeated="1003"/>
        </table:table-row>
        <table:table-row table:style-name="ro2"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Taipei 101</text:p>
          </table:table-cell>
          <table:table-cell table:style-name="ce118" office:value-type="string" calcext:value-type="string">
            <text:p>Advanced Ballistics</text:p>
          </table:table-cell>
          <table:table-cell table:style-name="ce127" office:value-type="float" office:value="62" calcext:value-type="float">
            <text:p>62</text:p>
          </table:table-cell>
          <table:table-cell table:style-name="ce118"/>
          <table:table-cell table:style-name="ce151" office:value-type="float" office:value="25" calcext:value-type="float">
            <text:p>25</text:p>
          </table:table-cell>
          <table:table-cell table:style-name="ce118"/>
          <table:table-cell table:style-name="ce116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190"/>
          <table:table-cell table:style-name="ce116"/>
          <table:table-cell table:style-name="ce116" office:value-type="string" calcext:value-type="string">
            <text:p>Village (1)</text:p>
          </table:table-cell>
          <table:table-cell table:style-name="ce116" office:value-type="string" calcext:value-type="string">
            <text:p>CS Ally (3)</text:p>
          </table:table-cell>
          <table:table-cell table:number-columns-repeated="1003"/>
        </table:table-row>
        <table:table-row table:style-name="ro2">
          <table:table-cell table:style-name="ce118" office:value-type="float" office:value="7" calcext:value-type="float">
            <text:p>7</text:p>
          </table:table-cell>
          <table:table-cell table:style-name="ce118" office:value-type="string" calcext:value-type="string">
            <text:p>Petronas Towers</text:p>
          </table:table-cell>
          <table:table-cell table:style-name="ce118" office:value-type="string" calcext:value-type="string">
            <text:p>Mobile Tactics</text:p>
          </table:table-cell>
          <table:table-cell table:style-name="ce127" office:value-type="float" office:value="57" calcext:value-type="float">
            <text:p>57</text:p>
          </table:table-cell>
          <table:table-cell table:style-name="ce118"/>
          <table:table-cell table:style-name="ce151" office:value-type="float" office:value="23" calcext:value-type="float">
            <text:p>23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21" office:value-type="float" office:value="8" calcext:value-type="float">
            <text:p>8</text:p>
          </table:table-cell>
          <table:table-cell table:style-name="ce121" office:value-type="string" calcext:value-type="string">
            <text:p>Curiosity Rover</text:p>
          </table:table-cell>
          <table:table-cell table:style-name="ce121" office:value-type="string" calcext:value-type="string">
            <text:p>Robotics</text:p>
          </table:table-cell>
          <table:table-cell table:style-name="ce129" office:value-type="float" office:value="64" calcext:value-type="float">
            <text:p>64</text:p>
          </table:table-cell>
          <table:table-cell table:style-name="ce121"/>
          <table:table-cell table:style-name="ce158" office:value-type="float" office:value="26" calcext:value-type="float">
            <text:p>26</text:p>
          </table:table-cell>
          <table:table-cell table:style-name="ce121" table:number-columns-repeated="2"/>
          <table:table-cell table:style-name="ce165"/>
          <table:table-cell table:style-name="ce121"/>
          <table:table-cell table:style-name="ce167"/>
          <table:table-cell table:style-name="ce171" table:number-columns-repeated="2"/>
          <table:table-cell table:style-name="ce175"/>
          <table:table-cell table:style-name="ce179"/>
          <table:table-cell table:style-name="ce183"/>
          <table:table-cell table:style-name="ce187"/>
          <table:table-cell table:style-name="ce194"/>
          <table:table-cell table:style-name="ce121" table:number-columns-repeated="3"/>
          <table:table-cell table:number-columns-repeated="1003"/>
        </table:table-row>
        <table:table-row table:style-name="ro2">
          <table:table-cell table:style-name="ce118" office:value-type="float" office:value="9" calcext:value-type="float">
            <text:p>9</text:p>
          </table:table-cell>
          <table:table-cell table:style-name="ce118" office:value-type="string" calcext:value-type="string">
            <text:p>Great Firewall</text:p>
          </table:table-cell>
          <table:table-cell table:style-name="ce118" office:value-type="string" calcext:value-type="string">
            <text:p>The Internet</text:p>
          </table:table-cell>
          <table:table-cell table:style-name="ce127" office:value-type="float" office:value="68" calcext:value-type="float">
            <text:p>68</text:p>
          </table:table-cell>
          <table:table-cell table:style-name="ce118"/>
          <table:table-cell table:style-name="ce151" office:value-type="float" office:value="27" calcext:value-type="float">
            <text:p>27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office:value-type="string" calcext:value-type="string">
            <text:p>Wire Service, Police Station</text:p>
          </table:table-cell>
          <table:table-cell table:style-name="ce118" table:number-columns-repeated="2"/>
          <table:table-cell table:style-name="ce199" table:number-columns-repeated="43"/>
          <table:table-cell table:style-name="ce202" table:number-columns-repeated="960"/>
        </table:table-row>
        <table:table-row table:style-name="ro2">
          <table:table-cell table:style-name="ce118" office:value-type="float" office:value="10" calcext:value-type="float">
            <text:p>10</text:p>
          </table:table-cell>
          <table:table-cell table:style-name="ce118" office:value-type="string" calcext:value-type="string">
            <text:p>Hubble Space Telescope</text:p>
          </table:table-cell>
          <table:table-cell table:style-name="ce118" office:value-type="string" calcext:value-type="string">
            <text:p>Lasers</text:p>
          </table:table-cell>
          <table:table-cell table:style-name="ce127" office:value-type="float" office:value="68" calcext:value-type="float">
            <text:p>68</text:p>
          </table:table-cell>
          <table:table-cell table:style-name="ce118"/>
          <table:table-cell table:style-name="ce151" office:value-type="float" office:value="27" calcext:value-type="float">
            <text:p>27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Aluminum</text:p>
          </table:table-cell>
          <table:table-cell table:style-name="ce118" table:number-columns-repeated="2"/>
          <table:table-cell table:style-name="ce118" office:value-type="string" calcext:value-type="string">
            <text:p>Research Agreement (1)</text:p>
          </table:table-cell>
          <table:table-cell table:style-name="ce199" table:number-columns-repeated="43"/>
          <table:table-cell table:style-name="ce202" table:number-columns-repeated="960"/>
        </table:table-row>
        <table:table-row table:style-name="ro2">
          <table:table-cell table:style-name="ce120" office:value-type="float" office:value="11" calcext:value-type="float">
            <text:p>11</text:p>
          </table:table-cell>
          <table:table-cell table:style-name="ce120" office:value-type="string" calcext:value-type="string">
            <text:p>Ice Hotel</text:p>
          </table:table-cell>
          <table:table-cell table:style-name="ce120" office:value-type="string" calcext:value-type="string">
            <text:p>Stealth</text:p>
          </table:table-cell>
          <table:table-cell table:style-name="ce128" office:value-type="float" office:value="64" calcext:value-type="float">
            <text:p>64</text:p>
          </table:table-cell>
          <table:table-cell table:style-name="ce120"/>
          <table:table-cell table:style-name="ce154" office:value-type="float" office:value="26" calcext:value-type="float">
            <text:p>26</text:p>
          </table:table-cell>
          <table:table-cell table:style-name="ce120" table:number-columns-repeated="2"/>
          <table:table-cell table:style-name="ce164"/>
          <table:table-cell table:style-name="ce120"/>
          <table:table-cell table:style-name="ce136"/>
          <table:table-cell table:style-name="ce170" table:number-columns-repeated="2"/>
          <table:table-cell table:style-name="ce174"/>
          <table:table-cell table:style-name="ce178"/>
          <table:table-cell table:style-name="ce182"/>
          <table:table-cell table:style-name="ce186"/>
          <table:table-cell table:style-name="ce192"/>
          <table:table-cell table:style-name="ce120" table:number-columns-repeated="3"/>
          <table:table-cell table:style-name="ce199" table:number-columns-repeated="43"/>
          <table:table-cell table:style-name="ce202" table:number-columns-repeated="960"/>
        </table:table-row>
        <table:table-row table:style-name="ro2">
          <table:table-cell table:style-name="ce118" office:value-type="float" office:value="12" calcext:value-type="float">
            <text:p>12</text:p>
          </table:table-cell>
          <table:table-cell table:style-name="ce118" office:value-type="string" calcext:value-type="string">
            <text:p>Marina Bay Sands</text:p>
          </table:table-cell>
          <table:table-cell table:style-name="ce118" office:value-type="string" calcext:value-type="string">
            <text:p>Nanotechonology</text:p>
          </table:table-cell>
          <table:table-cell table:style-name="ce127" office:value-type="float" office:value="71" calcext:value-type="float">
            <text:p>71</text:p>
          </table:table-cell>
          <table:table-cell table:style-name="ce118"/>
          <table:table-cell table:style-name="ce151" office:value-type="float" office:value="28" calcext:value-type="float">
            <text:p>28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CERN</text:p>
          </table:table-cell>
          <table:table-cell table:style-name="ce118" office:value-type="string" calcext:value-type="string">
            <text:p>Particle Physics</text:p>
          </table:table-cell>
          <table:table-cell table:style-name="ce127" office:value-type="float" office:value="75" calcext:value-type="float">
            <text:p>75</text:p>
          </table:table-cell>
          <table:table-cell table:style-name="ce118"/>
          <table:table-cell table:style-name="ce151" office:value-type="float" office:value="29" calcext:value-type="float">
            <text:p>29</text:p>
          </table:table-cell>
          <table:table-cell table:style-name="ce118" office:value-type="string" calcext:value-type="string">
            <text:p>X</text:p>
          </table:table-cell>
          <table:table-cell table:style-name="ce118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 office:value-type="string" calcext:value-type="string">
            <text:p>Uranium</text:p>
          </table:table-cell>
          <table:table-cell table:style-name="ce118" office:value-type="string" calcext:value-type="string">
            <text:p>Research Lab</text:p>
          </table:table-cell>
          <table:table-cell table:style-name="ce118" table:number-columns-repeated="2"/>
          <table:table-cell table:number-columns-repeated="1003"/>
        </table:table-row>
        <table:table-row table:style-name="ro2">
          <table:table-cell table:style-name="ce118" office:value-type="float" office:value="13" calcext:value-type="float">
            <text:p>13</text:p>
          </table:table-cell>
          <table:table-cell table:style-name="ce118" office:value-type="string" calcext:value-type="string">
            <text:p>Onkalo Nuclear Waste Repository</text:p>
          </table:table-cell>
          <table:table-cell table:style-name="ce118" office:value-type="string" calcext:value-type="string">
            <text:p>Particle Physics</text:p>
          </table:table-cell>
          <table:table-cell table:style-name="ce127" office:value-type="float" office:value="75" calcext:value-type="float">
            <text:p>75</text:p>
          </table:table-cell>
          <table:table-cell table:style-name="ce118"/>
          <table:table-cell table:style-name="ce151" office:value-type="float" office:value="29" calcext:value-type="float">
            <text:p>29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4" calcext:value-type="float">
            <text:p>14</text:p>
          </table:table-cell>
          <table:table-cell table:style-name="ce118" office:value-type="string" calcext:value-type="string">
            <text:p>Museum of Humankind</text:p>
          </table:table-cell>
          <table:table-cell table:style-name="ce118" office:value-type="string" calcext:value-type="string">
            <text:p>Globalization</text:p>
          </table:table-cell>
          <table:table-cell table:style-name="ce127" office:value-type="float" office:value="75" calcext:value-type="float">
            <text:p>75</text:p>
          </table:table-cell>
          <table:table-cell table:style-name="ce118"/>
          <table:table-cell table:style-name="ce151" office:value-type="float" office:value="29" calcext:value-type="float">
            <text:p>29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>
          <table:table-cell table:style-name="ce118" office:value-type="float" office:value="15" calcext:value-type="float">
            <text:p>15</text:p>
          </table:table-cell>
          <table:table-cell table:style-name="ce118" office:value-type="string" calcext:value-type="string">
            <text:p>ITER</text:p>
          </table:table-cell>
          <table:table-cell table:style-name="ce118" office:value-type="string" calcext:value-type="string">
            <text:p>Nuclear Fusion</text:p>
          </table:table-cell>
          <table:table-cell table:style-name="ce127" office:value-type="float" office:value="71" calcext:value-type="float">
            <text:p>71</text:p>
          </table:table-cell>
          <table:table-cell table:style-name="ce118"/>
          <table:table-cell table:style-name="ce151" office:value-type="float" office:value="28" calcext:value-type="float">
            <text:p>28</text:p>
          </table:table-cell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 table:number-rows-repeated="48">
          <table:table-cell table:style-name="ce118" table:number-columns-repeated="3"/>
          <table:table-cell table:style-name="ce127"/>
          <table:table-cell table:style-name="ce118"/>
          <table:table-cell table:style-name="ce151"/>
          <table:table-cell table:style-name="ce118" table:number-columns-repeated="2"/>
          <table:table-cell table:style-name="ce31"/>
          <table:table-cell table:style-name="ce118"/>
          <table:table-cell table:style-name="ce14"/>
          <table:table-cell table:style-name="ce37" table:number-columns-repeated="2"/>
          <table:table-cell table:style-name="ce41"/>
          <table:table-cell table:style-name="ce45"/>
          <table:table-cell table:style-name="ce49"/>
          <table:table-cell table:style-name="ce53"/>
          <table:table-cell table:style-name="ce59"/>
          <table:table-cell table:style-name="ce118" table:number-columns-repeated="3"/>
          <table:table-cell table:number-columns-repeated="1003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14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1:38:18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25T11:38:37.515000000</dc:date>
    <meta:editing-duration>P2DT12H34M48S</meta:editing-duration>
    <meta:editing-cycles>265</meta:editing-cycles>
    <meta:document-statistic meta:table-count="1" meta:cell-count="1075" meta:object-count="0"/>
  </office:meta>
</office:document-meta>
</file>